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Google Sans Text" svg:font-family="'Google Sans Text', sans-serif"/>
    <style:font-face style:name="Google Sans" svg:font-family="'Google Sans', sans-serif"/>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228cm" fo:margin-left="0cm" table:align="left"/>
    </style:style>
    <style:style style:name="Tabla1.A" style:family="table-column">
      <style:table-column-properties style:column-width="4.233cm"/>
    </style:style>
    <style:style style:name="Tabla1.B" style:family="table-column">
      <style:table-column-properties style:column-width="11.994cm"/>
    </style:style>
    <style:style style:name="Tabla1.A1" style:family="table-cell">
      <style:table-cell-properties style:vertical-align="middle" fo:background-color="#1f3864" fo:padding-left="0.229cm" fo:padding-right="0.229cm" fo:padding-top="0.159cm" fo:padding-bottom="0.159cm" fo:border="0.002cm solid #aaaaaa" style:writing-mode="lr-tb">
        <style:background-image/>
      </style:table-cell-properties>
    </style:style>
    <style:style style:name="Tabla1.B1" style:family="table-cell">
      <style:table-cell-properties style:vertical-align="middle" fo:background-color="#d9e2f3" fo:padding-left="0.229cm" fo:padding-right="0.229cm" fo:padding-top="0.159cm" fo:padding-bottom="0.159cm" fo:border="0.002cm solid #aaaaaa" style:writing-mode="lr-tb">
        <style:background-image/>
      </style:table-cell-properties>
    </style:style>
    <style:style style:name="Tabla1.B2" style:family="table-cell">
      <style:table-cell-properties style:vertical-align="middle" fo:background-color="#ffffff" fo:padding-left="0.229cm" fo:padding-right="0.229cm" fo:padding-top="0.159cm" fo:padding-bottom="0.159cm" fo:border="0.002cm solid #aaaaaa" style:writing-mode="lr-tb">
        <style:background-image/>
      </style:table-cell-properties>
    </style:style>
    <style:style style:name="Tabla1.A5" style:family="table-cell">
      <style:table-cell-properties style:vertical-align="middle" fo:background-color="#1f3864" fo:padding-left="0.229cm" fo:padding-right="0.229cm" fo:padding-top="0.159cm" fo:padding-bottom="0.159cm" fo:border-left="0.002cm solid #aaaaaa" fo:border-right="0.002cm solid #aaaaaa" fo:border-top="none" fo:border-bottom="0.002cm solid #aaaaaa" style:writing-mode="lr-tb">
        <style:background-image/>
      </style:table-cell-properties>
    </style:style>
    <style:style style:name="Tabla1.B5" style:family="table-cell">
      <style:table-cell-properties style:vertical-align="middle" fo:background-color="#ffffff" fo:padding-left="0.229cm" fo:padding-right="0.229cm" fo:padding-top="0.159cm" fo:padding-bottom="0.159cm" fo:border-left="0.002cm solid #aaaaaa" fo:border-right="0.002cm solid #aaaaaa" fo:border-top="none" fo:border-bottom="0.002cm solid #aaaaaa" style:writing-mode="lr-tb">
        <style:background-image/>
      </style:table-cell-properties>
    </style:style>
    <style:style style:name="Tabla16" style:family="table">
      <style:table-properties style:width="16.99cm" fo:margin-left="0.004cm" fo:margin-right="0.007cm" table:align="margins"/>
    </style:style>
    <style:style style:name="Tabla16.A" style:family="table-column">
      <style:table-column-properties style:column-width="5.272cm" style:rel-column-width="20336*"/>
    </style:style>
    <style:style style:name="Tabla16.B" style:family="table-column">
      <style:table-column-properties style:column-width="2.817cm" style:rel-column-width="10865*"/>
    </style:style>
    <style:style style:name="Tabla16.C" style:family="table-column">
      <style:table-column-properties style:column-width="2.835cm" style:rel-column-width="10933*"/>
    </style:style>
    <style:style style:name="Tabla16.D" style:family="table-column">
      <style:table-column-properties style:column-width="6.066cm" style:rel-column-width="23401*"/>
    </style:style>
    <style:style style:name="Tabla16.A1" style:family="table-cell">
      <style:table-cell-properties style:vertical-align="middle" fo:background-color="#1f3864" fo:padding-left="0.229cm" fo:padding-right="0.229cm" fo:padding-top="0.159cm" fo:padding-bottom="0.159cm" fo:border="0.002cm solid #aaaaaa" style:writing-mode="lr-tb">
        <style:background-image/>
      </style:table-cell-properties>
    </style:style>
    <style:style style:name="Tabla16.A2" style:family="table-cell">
      <style:table-cell-properties style:vertical-align="middle" fo:background-color="#d9e2f3" fo:padding-left="0.229cm" fo:padding-right="0.229cm" fo:padding-top="0.159cm" fo:padding-bottom="0.159cm" fo:border="0.002cm solid #aaaaaa" style:writing-mode="lr-tb">
        <style:background-image/>
      </style:table-cell-properties>
    </style:style>
    <style:style style:name="Tabla16.D2" style:family="table-cell" style:data-style-name="N0">
      <style:table-cell-properties style:vertical-align="middle" fo:background-color="#d9e2f3" fo:padding-left="0.229cm" fo:padding-right="0.229cm" fo:padding-top="0.159cm" fo:padding-bottom="0.159cm" fo:border="0.002cm solid #aaaaaa" style:writing-mode="lr-tb">
        <style:background-image/>
      </style:table-cell-properties>
    </style:style>
    <style:style style:name="Tabla16.A3" style:family="table-cell">
      <style:table-cell-properties style:vertical-align="middle" fo:background-color="#ffffff" fo:padding-left="0.229cm" fo:padding-right="0.229cm" fo:padding-top="0.159cm" fo:padding-bottom="0.159cm" fo:border="0.002cm solid #aaaaaa" style:writing-mode="lr-tb">
        <style:background-image/>
      </style:table-cell-properties>
    </style:style>
    <style:style style:name="Tabla16.B5" style:family="table-cell" style:data-style-name="N0">
      <style:table-cell-properties style:vertical-align="middle" fo:background-color="#ffffff" fo:padding-left="0.229cm" fo:padding-right="0.229cm" fo:padding-top="0.159cm" fo:padding-bottom="0.159cm" fo:border="0.002cm solid #aaaaaa" style:writing-mode="lr-tb">
        <style:background-image/>
      </style:table-cell-properties>
    </style:style>
    <style:style style:name="Tabla3" style:family="table">
      <style:table-properties style:width="17.33cm" fo:margin-left="0.004cm" fo:margin-right="-0.333cm" table:align="margins"/>
    </style:style>
    <style:style style:name="Tabla3.A" style:family="table-column">
      <style:table-column-properties style:column-width="5.271cm" style:rel-column-width="19930*"/>
    </style:style>
    <style:style style:name="Tabla3.B" style:family="table-column">
      <style:table-column-properties style:column-width="6.541cm" style:rel-column-width="24733*"/>
    </style:style>
    <style:style style:name="Tabla3.C" style:family="table-column">
      <style:table-column-properties style:column-width="2.798cm" style:rel-column-width="10578*"/>
    </style:style>
    <style:style style:name="Tabla3.D" style:family="table-column">
      <style:table-column-properties style:column-width="2.722cm" style:rel-column-width="10294*"/>
    </style:style>
    <style:style style:name="Tabla3.A1" style:family="table-cell">
      <style:table-cell-properties style:vertical-align="middle" fo:background-color="#1f3864" fo:padding-left="0.229cm" fo:padding-right="0.229cm" fo:padding-top="0.159cm" fo:padding-bottom="0.159cm" fo:border="0.002cm solid #aaaaaa" style:writing-mode="lr-tb">
        <style:background-image/>
      </style:table-cell-properties>
    </style:style>
    <style:style style:name="Tabla3.A2" style:family="table-cell">
      <style:table-cell-properties style:vertical-align="middle" fo:background-color="#d9e2f3" fo:padding-left="0.229cm" fo:padding-right="0.229cm" fo:padding-top="0.159cm" fo:padding-bottom="0.159cm" fo:border="0.002cm solid #aaaaaa" style:writing-mode="lr-tb">
        <style:background-image/>
      </style:table-cell-properties>
    </style:style>
    <style:style style:name="Tabla3.A3" style:family="table-cell">
      <style:table-cell-properties style:vertical-align="middle" fo:background-color="#ffffff" fo:padding-left="0.229cm" fo:padding-right="0.229cm" fo:padding-top="0.159cm" fo:padding-bottom="0.159cm" fo:border="0.002cm solid #aaaaaa" style:writing-mode="lr-tb">
        <style:background-image/>
      </style:table-cell-properties>
    </style:style>
    <style:style style:name="Tabla2" style:family="table">
      <style:table-properties style:width="16.99cm" fo:margin-left="-0.012cm" fo:margin-right="0.023cm" table:align="margins"/>
    </style:style>
    <style:style style:name="Tabla2.A" style:family="table-column">
      <style:table-column-properties style:column-width="5.292cm" style:rel-column-width="20411*"/>
    </style:style>
    <style:style style:name="Tabla2.B" style:family="table-column">
      <style:table-column-properties style:column-width="2.822cm" style:rel-column-width="10886*"/>
    </style:style>
    <style:style style:name="Tabla2.C" style:family="table-column">
      <style:table-column-properties style:column-width="8.876cm" style:rel-column-width="34238*"/>
    </style:style>
    <style:style style:name="Tabla2.A1" style:family="table-cell">
      <style:table-cell-properties style:vertical-align="middle" fo:background-color="#1f3864" fo:padding-left="0.229cm" fo:padding-right="0.229cm" fo:padding-top="0.159cm" fo:padding-bottom="0.159cm" fo:border="0.002cm solid #aaaaaa" style:writing-mode="lr-tb">
        <style:background-image/>
      </style:table-cell-properties>
    </style:style>
    <style:style style:name="Tabla2.A2" style:family="table-cell">
      <style:table-cell-properties style:vertical-align="middle" fo:background-color="#d9e2f3" fo:padding-left="0.229cm" fo:padding-right="0.229cm" fo:padding-top="0.159cm" fo:padding-bottom="0.159cm" fo:border="0.002cm solid #aaaaaa" style:writing-mode="lr-tb">
        <style:background-image/>
      </style:table-cell-properties>
    </style:style>
    <style:style style:name="Tabla2.A3" style:family="table-cell">
      <style:table-cell-properties style:vertical-align="middle" fo:background-color="#ffffff" fo:padding-left="0.229cm" fo:padding-right="0.229cm" fo:padding-top="0.159cm" fo:padding-bottom="0.159cm" fo:border="0.002cm solid #aaaaaa" style:writing-mode="lr-tb">
        <style:background-image/>
      </style:table-cell-properties>
    </style:style>
    <style:style style:name="P1" style:family="paragraph" style:parent-style-name="Text_20_body">
      <style:paragraph-properties fo:text-align="center" style:justify-single-word="false" fo:padding="0cm" fo:border-left="none" fo:border-right="none" fo:border-top="0.018cm solid #2e75b6" fo:border-bottom="none" style:shadow="none"/>
    </style:style>
    <style:style style:name="P2" style:family="paragraph" style:parent-style-name="Normal">
      <style:paragraph-properties fo:margin-top="0cm" fo:margin-bottom="0.071cm" fo:text-align="end" style:justify-single-word="false"/>
    </style:style>
    <style:style style:name="P3" style:family="paragraph" style:parent-style-name="Text_20_body">
      <style:paragraph-properties fo:margin-top="0cm" fo:margin-bottom="0.071cm" fo:text-align="start" style:justify-single-word="false"/>
    </style:style>
    <style:style style:name="P4" style:family="paragraph" style:parent-style-name="Normal">
      <style:paragraph-properties fo:margin-top="0.106cm" fo:margin-bottom="0.106cm" fo:padding="0cm" fo:border-left="none" fo:border-right="none" fo:border-top="none" fo:border-bottom="0.053cm solid #2e75b6" style:shadow="none"/>
    </style:style>
    <style:style style:name="P5" style:family="paragraph" style:parent-style-name="Normal">
      <style:paragraph-properties fo:margin-top="0.053cm" fo:margin-bottom="0.053cm"/>
    </style:style>
    <style:style style:name="P6" style:family="paragraph" style:parent-style-name="Normal">
      <style:paragraph-properties fo:margin-top="0cm" fo:margin-bottom="0.035cm" fo:text-align="center" style:justify-single-word="false"/>
    </style:style>
    <style:style style:name="P7" style:family="paragraph" style:parent-style-name="Normal">
      <style:paragraph-properties fo:margin-top="0.176cm" fo:margin-bottom="0.176cm"/>
    </style:style>
    <style:style style:name="P8" style:family="paragraph" style:parent-style-name="Normal">
      <style:paragraph-properties fo:margin-top="0.353cm" fo:margin-bottom="0.071cm"/>
    </style:style>
    <style:style style:name="P9" style:family="paragraph" style:parent-style-name="Normal">
      <style:paragraph-properties fo:margin-top="0.018cm" fo:margin-bottom="0.018cm"/>
    </style:style>
    <style:style style:name="P10" style:family="paragraph" style:parent-style-name="Normal">
      <style:paragraph-properties fo:margin-top="0.141cm" fo:margin-bottom="0.194cm" fo:text-align="justify" style:justify-single-word="false"/>
    </style:style>
    <style:style style:name="P11" style:family="paragraph" style:parent-style-name="Text_20_body">
      <style:paragraph-properties fo:margin-top="0.141cm" fo:margin-bottom="0.194cm"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fo:font-weight="bold" style:font-weight-asian="bold" style:font-weight-complex="bold"/>
    </style:style>
    <style:style style:name="P14" style:family="paragraph" style:parent-style-name="Text_20_body">
      <style:paragraph-properties fo:margin-top="0cm" fo:margin-bottom="0.212cm" fo:line-height="114%"/>
      <style:text-properties style:font-name="Google Sans Text"/>
    </style:style>
    <style:style style:name="P15" style:family="paragraph" style:parent-style-name="Text_20_body">
      <style:paragraph-properties fo:margin-top="0cm" fo:margin-bottom="0.212cm" fo:line-height="114%"/>
      <style:text-properties style:font-name="Google Sans Text" fo:font-weight="bold"/>
    </style:style>
    <style:style style:name="P16" style:family="paragraph" style:parent-style-name="Text_20_body">
      <style:paragraph-properties fo:margin-top="0cm" fo:margin-bottom="0.212cm" fo:line-height="114%"/>
      <style:text-properties style:font-name="Google Sans Text" fo:background-color="#ffff00"/>
    </style:style>
    <style:style style:name="P17" style:family="paragraph" style:parent-style-name="Text_20_body">
      <style:paragraph-properties fo:margin-top="0cm" fo:margin-bottom="0.212cm" fo:line-height="114%"/>
      <style:text-properties style:font-name="Google Sans Text" fo:background-color="transparent"/>
    </style:style>
    <style:style style:name="P18" style:family="paragraph" style:parent-style-name="Text_20_body">
      <style:paragraph-properties fo:margin-top="0cm" fo:margin-bottom="0.212cm" fo:line-height="114%"/>
    </style:style>
    <style:style style:name="P19" style:family="paragraph" style:parent-style-name="Text_20_body">
      <style:text-properties style:font-name="Google Sans Text"/>
    </style:style>
    <style:style style:name="P20" style:family="paragraph" style:parent-style-name="Text_20_body">
      <style:paragraph-properties fo:line-height="114%"/>
      <style:text-properties style:font-name="Google Sans Text"/>
    </style:style>
    <style:style style:name="P21" style:family="paragraph" style:parent-style-name="Text_20_body">
      <style:text-properties fo:background-color="transparent"/>
    </style:style>
    <style:style style:name="P22" style:family="paragraph" style:parent-style-name="Text_20_body">
      <style:paragraph-properties fo:line-height="114%"/>
    </style:style>
    <style:style style:name="P23" style:family="paragraph" style:parent-style-name="Text_20_body">
      <style:text-properties fo:font-style="normal" style:font-style-asian="normal" style:font-style-complex="normal"/>
    </style:style>
    <style:style style:name="P24" style:family="paragraph" style:parent-style-name="Text_20_body">
      <style:paragraph-properties fo:text-align="justify" style:justify-single-word="false"/>
      <style:text-properties fo:font-style="normal" style:font-style-asian="normal" style:font-style-complex="normal"/>
    </style:style>
    <style:style style:name="P25" style:family="paragraph" style:parent-style-name="Quotations">
      <style:paragraph-properties fo:margin-top="0cm" fo:margin-bottom="0.499cm" fo:line-height="114%"/>
      <style:text-properties style:font-name="Google Sans Text" fo:font-weight="bold"/>
    </style:style>
    <style:style style:name="P26" style:family="paragraph" style:parent-style-name="Quotations">
      <style:paragraph-properties fo:margin-top="0cm" fo:margin-bottom="0.499cm" fo:line-height="114%"/>
      <style:text-properties style:font-name="Google Sans Text"/>
    </style:style>
    <style:style style:name="P27" style:family="paragraph" style:parent-style-name="Text_20_body">
      <style:paragraph-properties fo:margin-top="0.706cm" fo:margin-bottom="0.071cm"/>
    </style:style>
    <style:style style:name="P28" style:family="paragraph" style:parent-style-name="Heading_20_3">
      <style:text-properties style:font-name="Google Sans Text" fo:font-weight="bold"/>
    </style:style>
    <style:style style:name="P29" style:family="paragraph" style:parent-style-name="Heading_20_3">
      <style:text-properties fo:font-weight="bold"/>
    </style:style>
    <style:style style:name="P30" style:family="paragraph" style:parent-style-name="Quotations" style:list-style-name="L10">
      <style:paragraph-properties fo:margin-top="0cm" fo:margin-bottom="0.499cm" fo:line-height="114%"/>
      <style:text-properties style:font-name="Google Sans Text"/>
    </style:style>
    <style:style style:name="P31" style:family="paragraph" style:parent-style-name="Heading_20_4">
      <style:paragraph-properties fo:margin-top="0cm" fo:margin-bottom="0.499cm"/>
    </style:style>
    <style:style style:name="P32" style:family="paragraph" style:parent-style-name="Heading_20_4">
      <style:paragraph-properties fo:margin-top="0cm" fo:margin-bottom="0.499cm"/>
      <style:text-properties fo:font-weight="bold" style:font-weight-asian="bold" style:font-weight-complex="bold"/>
    </style:style>
    <style:style style:name="P33" style:family="paragraph" style:parent-style-name="Heading_20_4">
      <style:paragraph-properties fo:margin-top="0cm" fo:margin-bottom="0.212cm" fo:line-height="114%"/>
      <style:text-properties style:font-name="Google Sans Text" fo:font-weight="bold"/>
    </style:style>
    <style:style style:name="P34" style:family="paragraph" style:parent-style-name="Heading_20_4">
      <style:paragraph-properties fo:margin-top="0cm" fo:margin-bottom="0.212cm" fo:line-height="114%"/>
      <style:text-properties style:font-name="Google Sans"/>
    </style:style>
    <style:style style:name="P35" style:family="paragraph" style:parent-style-name="Heading_20_2">
      <style:text-properties fo:font-size="14pt" style:font-size-asian="14pt" style:font-size-complex="14pt"/>
    </style:style>
    <style:style style:name="P36" style:family="paragraph" style:parent-style-name="List_20_Paragraph" style:list-style-name="L11">
      <style:paragraph-properties fo:margin-top="0.088cm" fo:margin-bottom="0.106cm"/>
    </style:style>
    <style:style style:name="P37" style:family="paragraph" style:parent-style-name="List_20_Paragraph" style:list-style-name="L12">
      <style:paragraph-properties fo:margin-top="0.088cm" fo:margin-bottom="0.106cm"/>
    </style:style>
    <style:style style:name="P38" style:family="paragraph" style:parent-style-name="Heading_20_1">
      <style:text-properties fo:font-size="13pt" style:font-size-asian="13pt" style:font-size-complex="13pt"/>
    </style:style>
    <style:style style:name="P39" style:family="paragraph" style:parent-style-name="Normal" style:master-page-name="MP0">
      <style:paragraph-properties fo:margin-top="1.411cm" fo:margin-bottom="0.071cm" style:page-number="auto" fo:break-before="page"/>
    </style:style>
    <style:style style:name="P40" style:family="paragraph" style:parent-style-name="Normal">
      <style:paragraph-properties fo:margin-top="0.141cm" fo:margin-bottom="0.194cm" fo:line-height="114%" fo:text-align="justify" style:justify-single-word="false"/>
      <style:text-properties style:font-name="Google Sans Text"/>
    </style:style>
    <style:style style:name="P41" style:family="paragraph" style:parent-style-name="Normal">
      <style:paragraph-properties fo:margin-top="0.141cm" fo:margin-bottom="0.194cm" fo:text-align="end" style:justify-single-word="false"/>
    </style:style>
    <style:style style:name="P42" style:family="paragraph" style:parent-style-name="Normal">
      <style:paragraph-properties fo:margin-top="0.141cm" fo:margin-bottom="0.194cm" fo:text-align="justify" style:justify-single-word="false"/>
    </style:style>
    <style:style style:name="P43" style:family="paragraph" style:parent-style-name="Normal">
      <style:paragraph-properties fo:text-align="center" style:justify-single-word="false"/>
    </style:style>
    <style:style style:name="P44" style:family="paragraph" style:parent-style-name="Text_20_body" style:list-style-name="L3"/>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paragraph-properties fo:margin-top="0cm" fo:margin-bottom="0.212cm" fo:line-height="114%"/>
      <style:text-properties style:font-name="Google Sans Text"/>
    </style:style>
    <style:style style:name="P52" style:family="paragraph" style:parent-style-name="Text_20_body" style:list-style-name="L1">
      <style:paragraph-properties fo:margin-top="0cm" fo:margin-bottom="0.212cm" fo:line-height="114%"/>
      <style:text-properties style:font-name="Google Sans Text"/>
    </style:style>
    <style:style style:name="P53" style:family="paragraph" style:parent-style-name="Text_20_body" style:list-style-name="L9">
      <style:paragraph-properties fo:margin-top="0cm" fo:margin-bottom="0.212cm" fo:line-height="114%"/>
      <style:text-properties style:font-name="Google Sans Text"/>
    </style:style>
    <style:style style:name="P54" style:family="paragraph" style:parent-style-name="Text_20_body" style:list-style-name="L15">
      <style:paragraph-properties fo:margin-top="0cm" fo:margin-bottom="0.212cm" fo:line-height="114%"/>
      <style:text-properties style:font-name="Google Sans Text"/>
    </style:style>
    <style:style style:name="P55" style:family="paragraph" style:parent-style-name="Text_20_body" style:list-style-name="L16">
      <style:paragraph-properties fo:margin-top="0cm" fo:margin-bottom="0.212cm" fo:line-height="114%"/>
      <style:text-properties style:font-name="Google Sans Text"/>
    </style:style>
    <style:style style:name="P56" style:family="paragraph" style:parent-style-name="Text_20_body" style:list-style-name="L17">
      <style:paragraph-properties fo:margin-top="0cm" fo:margin-bottom="0.212cm" fo:line-height="114%"/>
      <style:text-properties style:font-name="Google Sans Text"/>
    </style:style>
    <style:style style:name="P57" style:family="paragraph" style:parent-style-name="Text_20_body" style:list-style-name="L19">
      <style:paragraph-properties fo:margin-top="0cm" fo:margin-bottom="0.212cm" fo:line-height="114%"/>
      <style:text-properties style:font-name="Google Sans Text"/>
    </style:style>
    <style:style style:name="P58" style:family="paragraph" style:parent-style-name="Text_20_body" style:list-style-name="L20">
      <style:paragraph-properties fo:margin-top="0cm" fo:margin-bottom="0.212cm" fo:line-height="114%"/>
      <style:text-properties style:font-name="Google Sans Text"/>
    </style:style>
    <style:style style:name="P59" style:family="paragraph" style:parent-style-name="Text_20_body" style:list-style-name="L15">
      <style:paragraph-properties fo:margin-top="0cm" fo:margin-bottom="0.212cm" fo:line-height="114%"/>
      <style:text-properties style:font-name="Google Sans Text" fo:font-weight="bold"/>
    </style:style>
    <style:style style:name="P60" style:family="paragraph" style:parent-style-name="Text_20_body">
      <style:paragraph-properties fo:margin-top="0cm" fo:margin-bottom="0.212cm" fo:line-height="114%"/>
      <style:text-properties style:font-name="Google Sans Text" fo:background-color="transparent"/>
    </style:style>
    <style:style style:name="P61" style:family="paragraph" style:parent-style-name="Text_20_body" style:list-style-name="L18">
      <style:paragraph-properties fo:margin-top="0cm" fo:margin-bottom="0.212cm" fo:line-height="114%"/>
      <style:text-properties style:font-name="Google Sans Text" fo:background-color="transparent"/>
    </style:style>
    <style:style style:name="P62" style:family="paragraph" style:parent-style-name="Text_20_body" style:list-style-name="L17">
      <style:paragraph-properties fo:margin-top="0cm" fo:margin-bottom="0.212cm" fo:line-height="114%"/>
    </style:style>
    <style:style style:name="P63" style:family="paragraph" style:parent-style-name="Text_20_body" style:list-style-name="L2">
      <style:paragraph-properties fo:margin-top="0.141cm" fo:margin-bottom="0.194cm" fo:text-align="justify" style:justify-single-word="false"/>
    </style:style>
    <style:style style:name="P64" style:family="paragraph" style:parent-style-name="Text_20_body" style:list-style-name="L4">
      <style:paragraph-properties fo:margin-top="0.141cm" fo:margin-bottom="0.194cm" fo:text-align="justify" style:justify-single-word="false"/>
    </style:style>
    <style:style style:name="T1" style:family="text">
      <style:text-properties fo:color="#555555" fo:font-size="9pt" style:font-size-asian="9pt" style:font-size-complex="9pt"/>
    </style:style>
    <style:style style:name="T2" style:family="text">
      <style:text-properties fo:color="#555555" fo:font-size="9pt" fo:font-style="italic" style:font-size-asian="9pt" style:font-style-asian="italic" style:font-size-complex="9pt" style:font-style-complex="italic"/>
    </style:style>
    <style:style style:name="T3" style:family="text">
      <style:text-properties fo:color="#555555" fo:font-size="9pt" fo:font-style="italic" fo:font-weight="normal" style:font-size-asian="9pt" style:font-style-asian="italic" style:font-weight-asian="normal" style:font-size-complex="9pt" style:font-style-complex="italic" style:font-weight-complex="normal"/>
    </style:style>
    <style:style style:name="T4" style:family="text">
      <style:text-properties fo:color="#555555" fo:font-size="9pt" fo:font-style="italic" fo:font-weight="bold" style:font-size-asian="9pt" style:font-style-asian="italic" style:font-size-complex="9pt" style:font-style-complex="italic"/>
    </style:style>
    <style:style style:name="T5" style:family="text">
      <style:text-properties fo:color="#555555" fo:font-size="12pt" fo:font-style="italic" style:font-size-asian="12pt" style:font-style-asian="italic" style:font-size-complex="12pt" style:font-style-complex="italic"/>
    </style:style>
    <style:style style:name="T6" style:family="text">
      <style:text-properties fo:color="#555555" fo:font-size="10pt" fo:font-style="italic" style:font-size-asian="10pt" style:font-style-asian="italic" style:font-size-complex="10pt" style:font-style-complex="italic"/>
    </style:style>
    <style:style style:name="T7" style:family="text">
      <style:text-properties fo:color="#555555" fo:font-size="10pt" fo:font-style="italic" fo:font-weight="bold" style:font-size-asian="10pt" style:font-style-asian="italic" style:font-weight-asian="bold" style:font-size-complex="10pt" style:font-style-complex="italic" style:font-weight-complex="bold"/>
    </style:style>
    <style:style style:name="T8" style:family="text">
      <style:text-properties fo:text-transform="uppercase" fo:color="#1f3864" fo:font-size="19pt" fo:font-weight="bold" style:font-size-asian="19pt" style:font-weight-asian="bold" style:font-size-complex="19pt" style:font-weight-complex="bold"/>
    </style:style>
    <style:style style:name="T9" style:family="text">
      <style:text-properties fo:text-transform="uppercase" fo:color="#ffffff" fo:font-size="14pt" fo:font-weight="bold" style:font-size-asian="14pt" style:font-weight-asian="bold" style:font-size-complex="14pt" style:font-weight-complex="bold"/>
    </style:style>
    <style:style style:name="T10" style:family="text">
      <style:text-properties fo:color="#ffffff" fo:font-size="10pt" fo:font-weight="bold" style:font-size-asian="10pt" style:font-weight-asian="bold" style:font-size-complex="10pt" style:font-weight-complex="bold"/>
    </style:style>
    <style:style style:name="T11" style:family="text">
      <style:text-properties fo:color="#ffffff" fo:font-size="9pt" fo:font-weight="bold" style:font-size-asian="9pt" style:font-weight-asian="bold" style:font-size-complex="9pt" style:font-weight-complex="bold"/>
    </style:style>
    <style:style style:name="T12" style:family="text">
      <style:text-properties fo:color="#111111" fo:font-size="10pt" fo:font-weight="bold" style:font-size-asian="10pt" style:font-weight-asian="bold" style:font-size-complex="10pt" style:font-weight-complex="bold"/>
    </style:style>
    <style:style style:name="T13" style:family="text">
      <style:text-properties fo:color="#111111" fo:font-size="10pt" fo:font-weight="bold" style:font-size-asian="10pt" style:font-size-complex="10pt"/>
    </style:style>
    <style:style style:name="T14" style:family="text">
      <style:text-properties fo:color="#111111" fo:font-size="10pt" fo:font-weight="bold" fo:background-color="transparent" style:font-size-asian="10pt" style:font-weight-asian="bold" style:font-size-complex="10pt" style:font-weight-complex="bold"/>
    </style:style>
    <style:style style:name="T15" style:family="text">
      <style:text-properties fo:color="#111111" fo:font-size="10pt" style:font-size-asian="10pt" style:font-size-complex="10pt"/>
    </style:style>
    <style:style style:name="T16" style:family="text">
      <style:text-properties fo:color="#111111" fo:font-size="10pt" fo:font-weight="normal" style:font-size-asian="10pt" style:font-weight-asian="normal" style:font-size-complex="10pt" style:font-weight-complex="normal"/>
    </style:style>
    <style:style style:name="T17" style:family="text">
      <style:text-properties fo:color="#111111" fo:font-size="9pt" style:font-size-asian="9pt" style:font-size-complex="9pt"/>
    </style:style>
    <style:style style:name="T18" style:family="text">
      <style:text-properties fo:color="#111111" fo:font-size="9pt" fo:font-weight="bold" style:font-size-asian="9pt" style:font-size-complex="9pt"/>
    </style:style>
    <style:style style:name="T19" style:family="text">
      <style:text-properties fo:color="#111111" fo:font-size="9pt" fo:font-weight="bold" style:font-size-asian="9pt" style:font-weight-asian="bold" style:font-size-complex="9pt" style:font-weight-complex="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fo:background-color="#ffff00"/>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font-size="14pt" style:font-size-asian="14pt" style:font-size-complex="14pt"/>
    </style:style>
    <style:style style:name="T29" style:family="text">
      <style:text-properties style:font-name="Google Sans Text"/>
    </style:style>
    <style:style style:name="T30" style:family="text">
      <style:text-properties style:font-name="Google Sans Text" fo:font-weight="bold"/>
    </style:style>
    <style:style style:name="T31" style:family="text">
      <style:text-properties style:font-name="Google Sans Text" fo:font-weight="bold" style:font-weight-asian="bold" style:font-weight-complex="bold"/>
    </style:style>
    <style:style style:name="T32" style:family="text">
      <style:text-properties style:font-name="Google Sans Text" fo:font-weight="normal" style:font-weight-asian="normal" style:font-weight-complex="normal"/>
    </style:style>
    <style:style style:name="T33" style:family="text">
      <style:text-properties fo:background-color="#ffff00"/>
    </style:style>
    <style:style style:name="T34"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text:span text:style-name="Default_20_Paragraph_20_Font"><text:span text:style-name="T8">PROPUESTA DE MARCO METODOLÓGICO</text:span></text:span></text:p>
      <text:h text:style-name="Heading_20_1" text:outline-level="1">Ingeniería Didáctica Aplicada: Medición de la carga cognitiva mediante el Análisis de Puntos de Función Educativos (APF-Ed)</text:h>
      <text:p text:style-name="P4"/>
      <text:p text:style-name="P5"/>
      <text:p text:style-name="P6"><text:span text:style-name="Default_20_Paragraph_20_Font"><text:span text:style-name="T5">Una propuesta de Transposición Didáctica basada en Métricas de Ingeniería de Software</text:span></text:span></text:p>
      <text:p text:style-name="P7"/>
      <table:table table:name="Tabla1" table:style-name="Tabla1">
        <table:table-column table:style-name="Tabla1.A"/>
        <table:table-column table:style-name="Tabla1.B"/>
        <table:table-row>
          <table:table-cell table:style-name="Tabla1.A1" office:value-type="string">
            <text:p text:style-name="Normal"><text:span text:style-name="Default_20_Paragraph_20_Font"><text:span text:style-name="T10">Autor:</text:span></text:span></text:p>
          </table:table-cell>
          <table:table-cell table:style-name="Tabla1.B1" office:value-type="string">
            <text:p text:style-name="Normal"><text:span text:style-name="Default_20_Paragraph_20_Font"><text:span text:style-name="T16">Gabriel Tarela Gandini</text:span></text:span></text:p>
          </table:table-cell>
        </table:table-row>
        <table:table-row>
          <table:table-cell table:style-name="Tabla1.A1" office:value-type="string">
            <text:p text:style-name="Normal"><text:span text:style-name="Default_20_Paragraph_20_Font"><text:span text:style-name="T10">Correo electronico</text:span></text:span></text:p>
          </table:table-cell>
          <table:table-cell table:style-name="Tabla1.B2" office:value-type="string">
            <text:p text:style-name="Normal"><text:span text:style-name="Default_20_Paragraph_20_Font"><text:span text:style-name="T15">gabrieltarela@gmail.com</text:span></text:span></text:p>
          </table:table-cell>
        </table:table-row>
        <table:table-row>
          <table:table-cell table:style-name="Tabla1.A1" office:value-type="string">
            <text:p text:style-name="Normal"><text:span text:style-name="Default_20_Paragraph_20_Font"><text:span text:style-name="T10">Área:</text:span></text:span></text:p>
          </table:table-cell>
          <table:table-cell table:style-name="Tabla1.B1" office:value-type="string">
            <text:p text:style-name="Normal"><text:span text:style-name="Default_20_Paragraph_20_Font"><text:span text:style-name="T15">Ingeniería de Software aplicada al Diseño Instruccional / Didáctica de la Informática. </text:span></text:span></text:p>
          </table:table-cell>
        </table:table-row>
        <table:table-row>
          <table:table-cell table:style-name="Tabla1.A1" office:value-type="string">
            <text:p text:style-name="Normal"><text:span text:style-name="Default_20_Paragraph_20_Font"><text:span text:style-name="T10">Año:</text:span></text:span></text:p>
          </table:table-cell>
          <table:table-cell table:style-name="Tabla1.B2" office:value-type="string">
            <text:p text:style-name="Normal"><text:span text:style-name="Default_20_Paragraph_20_Font"><text:span text:style-name="T15">2026</text:span></text:span></text:p>
          </table:table-cell>
        </table:table-row>
        <table:table-row>
          <table:table-cell table:style-name="Tabla1.A5" office:value-type="string">
            <text:p text:style-name="Normal"><text:span text:style-name="Default_20_Paragraph_20_Font"><text:span text:style-name="T10">Institución:</text:span></text:span></text:p>
          </table:table-cell>
          <table:table-cell table:style-name="Tabla1.B5" office:value-type="string">
            <text:p text:style-name="Normal"><text:span text:style-name="Default_20_Paragraph_20_Font"><text:span text:style-name="T15">Estudiante de Profesorado de Informática - INET, Uruguay </text:span></text:span></text:p>
          </table:table-cell>
        </table:table-row>
        <table:table-row>
          <table:table-cell table:style-name="Tabla1.A5" office:value-type="string">
            <text:p text:style-name="Normal"><text:span text:style-name="Default_20_Paragraph_20_Font"><text:span text:style-name="T10">Versión:</text:span></text:span></text:p>
          </table:table-cell>
          <table:table-cell table:style-name="Tabla1.B5" office:value-type="string">
            <text:p text:style-name="Normal"><text:span text:style-name="Default_20_Paragraph_20_Font"><text:span text:style-name="T15">1.0 - Propuesta conceptual</text:span></text:span></text:p>
          </table:table-cell>
        </table:table-row>
        <table:table-row>
          <table:table-cell table:style-name="Tabla1.A5" office:value-type="string">
            <text:p text:style-name="P13">Licencia:</text:p>
          </table:table-cell>
          <table:table-cell table:style-name="Tabla1.B5" office:value-type="string">
            <text:p text:style-name="Normal">Creative Commons Atribución 4.0 (CC BY 4.0) </text:p>
          </table:table-cell>
        </table:table-row>
      </table:table>
      <text:p text:style-name="P8"/>
      <text:p text:style-name="P8"/>
      <text:p text:style-name="P8"/>
      <text:p text:style-name="P8"/>
      <text:h text:style-name="Heading_20_1" text:outline-level="1">Resumen (Abstract)</text:h>
      <text:p text:style-name="P24">Este artículo presenta el modelo <text:span text:style-name="T20">APF-Ed</text:span> (Análisis de Puntos de Función Educativos), una transposición innovadora de la métrica de ingeniería de software ISO/IEC 20926:2009 (I<text:span text:style-name="T21">FPUG</text:span>) al campo de la <text:span text:style-name="T20">Ingeniería Didáctica</text:span>. El objetivo central es dotar al docente de una metodología cuantitativa para medir la carga cognitiva de una unidad didáctica, transformando la planificación de una estimación intuitiva en una proyección técnica, coherente y viable y medible.</text:p>
      <text:p text:style-name="P23">A través del concepto de <text:span text:style-name="T20">Isomorfismo Curricular</text:span>, el modelo clasifica los contenidos en cinco tipos de funciones (Conceptos, Saberes Previos, Procedimientos, Ejercicios y Proyectos). Al aplicar reglas de conteo basadas en sub-conceptos (<text:span text:style-name="T20">DET</text:span>) y dependencias lógicas (<text:span text:style-name="T20">RET</text:span>), se determinan los <text:span text:style-name="T20">Puntos de Función Didácticos (PFD)</text:span>. Estos puntos permiten identificar objetivamente la carga intrínseca de cada tema y alinearlos con los niveles de la <text:span text:style-name="T20">Taxonomía de Bloom</text:span>. Asimismo, el modelo introduce el factor <text:span text:style-name="T20">VAFed</text:span>, un sensor de variables del entorno que ajusta los tiempos teóricos a la realidad psicosocial y tecnológica del aula.</text:p>
      <text:p text:style-name="P23">Finalmente, se propone una métrica de evaluación con validez de constructo, donde los indicadores de logro se definen mediante umbrales de complejidad técnica. </text:p>
      <text:p text:style-name="P23"><text:soft-page-break/>Este enfoque garantiza una <text:span text:style-name="T20">evaluación justa y transparente</text:span>, permitiendo al docente realizar una <text:span text:style-name="T21">“Poda Funcional”</text:span> fundamentada ante imprevistos temporales, asegurando que el diseño instruccional sea, por encima de todo, metodológicamente robusto y orientado al logro efectivo.</text:p>
      <text:p text:style-name="P23"><text:span text:style-name="T20">Palabras clave:</text:span> Ingeniería Didáctica, Puntos de Función (<text:span text:style-name="T21">APF-Ed</text:span>), Carga Cognitiva, Transposición Didáctica, Métricas de Software, Taxonomía de Bloom.</text:p>
      <text:h text:style-name="Heading_20_1" text:outline-level="1">1. Introducción y Fundamentación</text:h>
      <text:p text:style-name="P10"><text:span text:style-name="T26">Esta propuesta nace de la convergencia de las asignaturas Ingeniería del Software y Didáctica II en el transcurso de la carrera de Profesorado de Informática en el Instituto Normal de Enseñanza Técnica (INET). En la práctica, se hizo evidente que, al organizar los contenidos de una unidad didáctica, resulta bastante complejo determinar con precisión cuántas horas de clase requiere cada tema. Ante esta dificultad, surgió la idea de que los desafíos para medir el tamaño funcional de un sistema, </text:span>basados en el método original de puntos de función introducido por Albrecht (1979), <text:span text:style-name="T26">guardan una analogía profunda con la transposición didáctica y la gestión de la carga cognitiva en el aula. </text:span></text:p>
      <text:p text:style-name="P10"><text:span text:style-name="T26">A diferencia de un sistema de software, cuya variabilidad es técnica y funcional, el aula está sujeta a variables sociales, emocionales y de contexto externo que introducen un grado de imprevisibilidad único del acto educativo. No obstante, establecer estas métricas nos permite tener una base de medicion. Así, ante imprevistos de tiempo, el docente cuenta con un criterio técnico para realizar o bien una poda funcional</text:span><text:span text:style-name="T27"> o una refactorizacion cognitiva, quitando o postergando aquellos contenidos que tengan menos peso o importancia en el desarrollo de las competencias principales. </text:span></text:p>
      <text:p text:style-name="P10">El <text:span text:style-name="T21">APF-Ed</text:span> toma como base la Teoría de la Carga Cognitiva que John Sweller planteó al estudiar cómo resolvemos problemas. </text:p>
      <text:p text:style-name="P10">En su artículo, Sweller (1988) demostró que el aprendizaje ocurre de manera óptima cuando la carga de información no excede la capacidad de la memoria de trabajo. Investigaciones posteriores ampliaron el modelo, distinguiendo la carga intrínseca (inherente a la complejidad del contenido), la carga extrínseca (derivada del diseño instruccional) y la carga pertinente (asociada a la formación de esquemas de conocimiento) (Sweller y Paas, 1998).</text:p>
      <text:p text:style-name="P10"/>
      <text:h text:style-name="P28" text:outline-level="3">Fundamentación Pedagógica: La Taxonomía de Bloom</text:h>
      <text:h text:style-name="P28" text:outline-level="3"/>
      <text:p text:style-name="P14"><text:bookmark text:name="p-rc_563fd7ff72c4d3d0-275"/>Para que el modelo <text:span text:style-name="T21">APF-Ed</text:span> no sea solo una medición técnica, es necesario vincular la dificultad de los contenidos con el esfuerzo mental del estudiante. Para ello, se utiliza la <text:span text:style-name="T26">Taxonomía de Bloom revisada (Anderson y Krathwohl, 2001), un marco que organiza los pro</text:span>cesos de aprendizaje en niveles de complejidad creciente: <text:span text:style-name="T26">desde habilidades de orden inferior como Recordar, hasta habilidades de orden superior como Evaluar y Crear.</text:span></text:p>
      <text:p text:style-name="P14"><text:bookmark text:name="p-rc_563fd7ff72c4d3d0-276"/>En el modelo<text:span text:style-name="T26"> </text:span><text:span text:style-name="T21">APF-Ed</text:span>, cada función (Concepto, Procedimiento o Proyecto) se alinea con estos niveles para garantizar que la planificación sea coherente con las metas de aprendizaje. La siguiente tabla establece la equivalencia numérica que permite transformar estos niveles pedagógicos en puntos de función.</text:p>
      <text:p text:style-name="P14"/>
      <text:p text:style-name="P14"/>
      <text:p text:style-name="P14"/>
      <text:p text:style-name="P14"/>
      <text:p text:style-name="P14"/>
      <text:p text:style-name="P14"/>
      <text:p text:style-name="P41"><text:soft-page-break/><text:span text:style-name="Default_20_Paragraph_20_Font"><text:span text:style-name="T6"/></text:span></text:p>
      <text:p text:style-name="P41"><text:span text:style-name="Default_20_Paragraph_20_Font"><text:span text:style-name="T6"><text:s text:c="8"/>Tabla 1. Correspondencia entre Niveles Taxonómicos y Pesos Cognitivos APF-Ed.</text:span></text:span> </text:p>
      <table:table table:name="Tabla2" table:style-name="Tabla2">
        <table:table-column table:style-name="Tabla2.A"/>
        <table:table-column table:style-name="Tabla2.B"/>
        <table:table-column table:style-name="Tabla2.C"/>
        <table:table-row>
          <table:table-cell table:style-name="Tabla2.A1" office:value-type="string">
            <text:p text:style-name="P12">Nivel Taxonómico </text:p>
          </table:table-cell>
          <table:table-cell table:style-name="Tabla2.A1" office:value-type="string">
            <text:p text:style-name="P12"><text:span text:style-name="Default_20_Paragraph_20_Font"><text:span text:style-name="T10">Componente APF-Ed </text:span></text:span></text:p>
          </table:table-cell>
          <table:table-cell table:style-name="Tabla2.A1" office:value-type="string">
            <text:p text:style-name="P12"><text:span text:style-name="Default_20_Paragraph_20_Font"><text:span text:style-name="T10">Complejidad / Puntos </text:span></text:span></text:p>
          </table:table-cell>
        </table:table-row>
        <table:table-row>
          <table:table-cell table:style-name="Tabla2.A2" office:value-type="string">
            <text:p text:style-name="Normal"><text:span text:style-name="Default_20_Paragraph_20_Font"><text:span text:style-name="T13">Bajo</text:span></text:span><text:span text:style-name="Default_20_Paragraph_20_Font"><text:span text:style-name="T15"> (Recordar/Entender) </text:span></text:span></text:p>
          </table:table-cell>
          <table:table-cell table:style-name="Tabla2.A2" office:value-type="string">
            <text:p text:style-name="P12"><text:span text:style-name="Default_20_Paragraph_20_Font"><text:span text:style-name="T15">ALI / AIE </text:span></text:span></text:p>
          </table:table-cell>
          <table:table-cell table:style-name="Tabla2.A2" office:value-type="string">
            <text:p text:style-name="P12"><text:span text:style-name="Default_20_Paragraph_20_Font"><text:span text:style-name="T15">Baja (7 pts) </text:span></text:span></text:p>
          </table:table-cell>
        </table:table-row>
        <table:table-row>
          <table:table-cell table:style-name="Tabla2.A3" office:value-type="string">
            <text:p text:style-name="Normal"><text:span text:style-name="Default_20_Paragraph_20_Font"><text:span text:style-name="T13">Medio</text:span></text:span><text:span text:style-name="Default_20_Paragraph_20_Font"><text:span text:style-name="T15"> (Aplicar/Analizar) </text:span></text:span></text:p>
          </table:table-cell>
          <table:table-cell table:style-name="Tabla2.A3" office:value-type="string">
            <text:p text:style-name="P12"><text:span text:style-name="Default_20_Paragraph_20_Font"><text:span text:style-name="T15">EE / CE </text:span></text:span></text:p>
          </table:table-cell>
          <table:table-cell table:style-name="Tabla2.A3" office:value-type="string">
            <text:p text:style-name="P12"><text:span text:style-name="Default_20_Paragraph_20_Font"><text:span text:style-name="T15">Media (10 pts) </text:span></text:span></text:p>
          </table:table-cell>
        </table:table-row>
        <table:table-row>
          <table:table-cell table:style-name="Tabla2.A2" office:value-type="string">
            <text:p text:style-name="Normal"><text:span text:style-name="Default_20_Paragraph_20_Font"><text:span text:style-name="T13">Alto</text:span></text:span><text:span text:style-name="Default_20_Paragraph_20_Font"><text:span text:style-name="T15"> (Evaluar/Crear) </text:span></text:span></text:p>
          </table:table-cell>
          <table:table-cell table:style-name="Tabla2.A2" office:value-type="string">
            <text:p text:style-name="P12"><text:span text:style-name="Default_20_Paragraph_20_Font"><text:span text:style-name="T15">SE </text:span></text:span></text:p>
          </table:table-cell>
          <table:table-cell table:style-name="Tabla2.A2" office:value-type="string">
            <text:p text:style-name="P12"><text:span text:style-name="Default_20_Paragraph_20_Font"><text:span text:style-name="T15">Alta (15 pts) </text:span></text:span></text:p>
          </table:table-cell>
        </table:table-row>
      </table:table>
      <text:p text:style-name="P10"><text:span text:style-name="Default_20_Paragraph_20_Font"><text:span text:style-name="T2">Nota: Esta tabla sintetiza la relación entre los procesos cognitivos de la Taxonomía de Bloom y los valores de complejidad de la métrica APF-Ed. Los puntajes representan una propuesta de equivalencia para cuantificar el esfuerzo mental requerido en cada etapa del aprendizaje.</text:span></text:span></text:p>
      <text:p text:style-name="P10"><text:span text:style-name="Default_20_Paragraph_20_Font"><text:span text:style-name="T2">Estos valores representan pesos base. Ver </text:span></text:span><text:span text:style-name="Default_20_Paragraph_20_Font"><text:span text:style-name="T4">Tabla 2</text:span></text:span><text:span text:style-name="Default_20_Paragraph_20_Font"><text:span text:style-name="T2"> para el desglose detallado de la complejidad funcional según componentes.</text:span></text:span></text:p>
      <text:p text:style-name="P40"><text:span text:style-name="Default_20_Paragraph_20_Font"><text:span text:style-name="T2">Fuente: Elaboración propia basada en los estándares ISO/IEC 20926:2009 (IFPUG) y la revisión de Anderson &amp; Krathwohl (2001).</text:span></text:span></text:p>
      <text:p text:style-name="P10">Lo que hace este método es adaptar el estándar de Puntos de Función (ISO/IEC 20926:2009) para medir qué tan difícil es un contenido y cómo influye el entorno, logrando así una planificación apoyada en datos reales. El método original de conteo de puntos de función fue introducido por Albrecht (1979) como una forma de medir el tamaño funcional de un software con independencia de la tecnología de implementación. </text:p>
      <text:p text:style-name="P10">Para conectar la dificultad de los temas con el esfuerzo mental del alumno, usamos la Taxonomía de Bloom revisada, que organiza el aprendizaje en niveles: desde simplemente recordar hasta llegar a crear. </text:p>
      <text:p text:style-name="P10">Cada función <text:span text:style-name="T21">APF-Ed</text:span> queda alineada a uno o más de estos niveles, lo que garantiza la coherencia entre las metas de aprendizaje, las actividades y la evaluación.</text:p>
      <text:p text:style-name="P10"/>
      <text:h text:style-name="P28" text:outline-level="3">El Modelo APF-Ed: Un Puente entre la Ingeniería y el Aula</text:h>
      <text:h text:style-name="P28" text:outline-level="3"/>
      <text:p text:style-name="P14"><text:bookmark text:name="p-rc_7efe1098608bff91-405"/>La esencia del modelo <text:span text:style-name="T21">APF-Ed</text:span> radica en tratar a la planificación docente no como una lista de temas, sino como un<text:span text:style-name="T26">a arquitectura de información</text:span>. Para que el docente pueda gestionar la clase con precisión, el modelo propone tres pilares de entendimiento:</text:p>
      <text:list xml:id="list6110739102924504465" text:style-name="L1">
        <text:list-item>
          <text:p text:style-name="P52"><text:bookmark text:name="p-rc_7efe1098608bff91-406"/><text:span text:style-name="T20">El Saber como Inventario (Funciones de Datos):</text:span> Los contenidos no son solo palabras; son unidades de información que el alumno debe instalar y gestionar. Los <text:span text:style-name="T20">ALI </text:span><text:span text:style-name="T26">(Conceptos)</text:span> y <text:span text:style-name="T20">AIE </text:span><text:span text:style-name="T26">(Saberes previos)</text:span> forman la base de datos mental necesaria para el aprendizaje.</text:p>
        </text:list-item>
        <text:list-item>
          <text:p text:style-name="P52"><text:bookmark text:name="p-rc_7efe1098608bff91-407"/><text:span text:style-name="T20">El Saber Hacer como Proceso (Funciones de Transacción):</text:span> La aplicación del conocimiento se mide mediante procesos. Desde la práctica mecánica (<text:span text:style-name="T20">CE</text:span>) hasta la creación de proyectos complejos (<text:span text:style-name="T20">SE</text:span>), cada acción tiene un peso que consume un ancho de banda cognitivo.</text:p>
        </text:list-item>
        <text:list-item>
          <text:p text:style-name="P52"><text:bookmark text:name="p-rc_7efe1098608bff91-408"/><text:span text:style-name="T20">La Medición Objetiva del Esfuerzo (DET y RET):</text:span> La dificultad deja de ser una percepción subjetiva del docente. Al contar sub-conceptos (<text:span text:style-name="T20">DET</text:span>) y dependencias (<text:span text:style-name="T20">RET</text:span>), obtenemos los <text:span text:style-name="T20">Puntos de Función Didácticos (PFD)</text:span>, una métrica real del esfuerzo mental requerido.</text:p>
        </text:list-item>
      </text:list>
      <text:p text:style-name="P22"><text:bookmark text:name="p-rc_7efe1098608bff91-409"/><text:span text:style-name="T29">Finalmente, el modelo reconoce que el aprendizaje ocurre en un entorno humano. </text:span><text:span text:style-name="T32">El factor </text:span><text:span text:style-name="T31">VAFed</text:span><text:span text:style-name="T32"> actúa como un sensor que ajusta los tiempos teóricos a la realidad del grupo, garantizando que la planificación sea, por encima de todo, viable, coherente y técnicamente sustentada.</text:span></text:p>
      <text:h text:style-name="Heading_20_1" text:outline-level="1">2. Los 5 Componentes de la Métrica Didáctica</text:h>
      <text:p text:style-name="P10"><text:soft-page-break/>El <text:span text:style-name="T20">IFPUG</text:span> (<text:span text:style-name="T23">International Function Point Users Group</text:span>) es el ente regulador mundial que pone las reglas sobre cómo medir el software. </text:p>
      <text:p text:style-name="P10">Vamos a desglosar el programa en funciones que arman el esqueleto del conocimiento, tal como lo hace el método IFPUG para medir software: </text:p>
      <text:h text:style-name="Heading_20_2" text:outline-level="2">A. <text:span text:style-name="T28">Funciones de Datos (Estructuras de Conocimiento)</text:span></text:h>
      <text:h text:style-name="Heading_20_3" text:outline-level="3"><text:span text:style-name="Default_20_Paragraph_20_Font"><text:span text:style-name="T21">1. Conceptos Estructurales (ALI - Archivo Lógico Interno): </text:span></text:span></text:h>
      <text:p text:style-name="P10">Conocimientos base estables, propios de la disciplina. Se vinculan con el nivel de <text:span text:style-name="Default_20_Paragraph_20_Font"><text:span text:style-name="T24">Comprensión</text:span></text:span> de la Taxonomía Revisada de Bloom (Anderson y Krathwohl, 2001).</text:p>
      <text:list xml:id="list9108380009091311990" text:style-name="L2">
        <text:list-item>
          <text:p text:style-name="P63"><text:span text:style-name="T20">El Paralelismo:</text:span> Así como en ingeniería de software un <text:span text:style-name="T20">ALI</text:span> es un grupo de datos lógicamente relacionados que el sistema genera y controla (por ejemplo, una tabla de 'Usuarios'), en el ámbito educativo el Concepto Estructural es aquel conocimiento nuevo que el docente instala y el alumno debe gestionar internamente.</text:p>
        </text:list-item>
        <text:list-item>
          <text:p text:style-name="P63"><text:span text:style-name="T20">Dimensión Cognitiva:</text:span> Se vinculan directamente con el <text:span text:style-name="T26">estado de comprensión</text:span> (según el modelo de Anderson y Krathwohl, 2001), ya que requieren que el estudiante no solo reciba el dato, sino que sea capaz de procesarlo, interpretarlo y darle un significado propio para que pase a formar parte de su base de datos mental permanente.</text:p>
        </text:list-item>
        <text:list-item>
          <text:p text:style-name="P63"/>
        </text:list-item>
      </text:list>
      <text:h text:style-name="Heading_20_3" text:outline-level="3"><text:span text:style-name="Default_20_Paragraph_20_Font"><text:span text:style-name="T21">2. Conocimientos Transversales (AIE - Archivo de Interfaz Externa):</text:span></text:span></text:h>
      <text:p text:style-name="P10"><text:span text:style-name="Default_20_Paragraph_20_Font"><text:span text:style-name="T26">Representan aquellos saberes, habilidades o esquemas previos que no son el objeto de estudio de la unidad actual, pero que funcionan como un soporte obligatorio para que el nuevo aprendizaje tenga éxito.</text:span></text:span></text:p>
      <text:list xml:id="list2201647580097299827" text:style-name="L3">
        <text:list-item>
          <text:p text:style-name="P44"><text:span text:style-name="T20">El Paralelismo:</text:span> En la métrica <text:span text:style-name="T20">IFPUG</text:span>, un <text:span text:style-name="T20">AIE</text:span> es un grupo de datos que el sistema utiliza pero que son mantenidos y controlados por <text:span text:style-name="T23">otra</text:span> aplicación (por ejemplo, cuando un sistema consulta el padrón electoral de una base de datos externa). En educación, el Conocimiento Transversal es ese archivo externo (matemática, lógica, comprensión lectora o inglés) que el alumno consulta para poder avanzar, pero que el docente no lo plantea desde cero en la clase.</text:p>
        </text:list-item>
        <text:list-item>
          <text:p text:style-name="P44"><text:span text:style-name="T20">Fundamentación Pedagógica:</text:span> Este componente formaliza el concepto de <text:span text:style-name="T26">andamiaje (Wood, Bruner y Ross, 1976). Es el apoyo que permite al estudiante moverse con seguridad dentro de su Zona de Desarrollo Próximo (Vygotsky, 1978). Sin estos</text:span> archivos externos bien conectados, el alumno no puede procesar los nuevos conceptos estructurales (ALI).</text:p>
        </text:list-item>
      </text:list>
      <text:h text:style-name="P35" text:outline-level="2">B. Funciones de Transacción (Desarrollo de Competencias)</text:h>
      <text:h text:style-name="P29" text:outline-level="3">3.Procedimientos Operativos (EE - Entrada Externa)</text:h>
      <text:list xml:id="list7727367064642871963" text:style-name="L4">
        <text:list-header>
          <text:p text:style-name="P64">Representan la ejecución de procesos específicos donde el estudiante debe aplicar un conocimiento para obtener un resultado concreto y directo.</text:p>
        </text:list-header>
      </text:list>
      <text:list xml:id="list1832298762243762328" text:style-name="L5">
        <text:list-item>
          <text:p text:style-name="P45"><text:span text:style-name="T20">El Paralelismo:</text:span> En <text:span text:style-name="T20">IFPUG</text:span>, una <text:span text:style-name="T20">EE</text:span> es un proceso elemental que introduce datos al sistema para cambiar su estado (como un formulario para Guardar Cliente). <text:span text:style-name="T34">En el aula, el Procedimiento Operativo es el </text:span><text:span text:style-name="T27">saber hacer</text:span><text:span text:style-name="T34"> básico: escribir un bucle, declarar una clase o realizar una operación concreta que cambia el estado del sistema.</text:span></text:p>
        </text:list-item>
        <text:list-item>
          <text:p text:style-name="P45"><text:span text:style-name="T20">Nivel Cognitivo:</text:span> Se alinea con el nivel de <text:span text:style-name="T21">Aplicación.</text:span> No es solo entender la teoría, sino ser capaz de ejecutar la instrucción correctamente en un entorno determinado.</text:p>
        </text:list-item>
      </text:list>
      <text:p text:style-name="P10"/>
      <text:h text:style-name="Heading_20_3" text:outline-level="3"><text:span text:style-name="Default_20_Paragraph_20_Font"><text:span text:style-name="T21">4. Proyectos de Síntesis (SE - Salida Externa):</text:span></text:span></text:h>
      <text:p text:style-name="P11"><text:soft-page-break/>Son actividades complejas que requieren que el estudiante combine múltiples conceptos y procedimientos para generar un producto nuevo, original e integrado.</text:p>
      <text:list xml:id="list270507247904575087" text:style-name="L6">
        <text:list-item>
          <text:p text:style-name="P46"><text:span text:style-name="T20">El Paralelismo:</text:span> Una <text:span text:style-name="T20">SE</text:span> en software es un proceso que envía datos fuera del sistema mediante lógica compleja, cálculos o transformaciones (como un informe de métricas anuales). En educación, es el <text:span text:style-name="T26">Nivel de Creación</text:span>. El alumno toma los ALI (conceptos) y los EE (procedimientos) y los procesa para dar una salida de alto nivel: un programa completo, una resolución de un problema real o un diseño nuevo.</text:p>
        </text:list-item>
        <text:list-item>
          <text:p text:style-name="P46"><text:span text:style-name="T20">Justificación:</text:span> Es el componente de mayor peso porque exige la orquestación de todos los saberes previos.</text:p>
        </text:list-item>
      </text:list>
      <text:p text:style-name="P10"/>
      <text:h text:style-name="Heading_20_3" text:outline-level="3"><text:span text:style-name="Default_20_Paragraph_20_Font"><text:span text:style-name="T21">5. Ejercicios de Aplicación (CE - Consulta Externa):</text:span></text:span></text:h>
      <text:p text:style-name="P11"><text:span text:style-name="Default_20_Paragraph_20_Font"><text:span text:style-name="T26">Son tareas de baja intensidad orientadas a la recuperación de información o a la práctica mecánica de contenidos ya vistos.</text:span></text:span></text:p>
      <text:list xml:id="list6805212584098376508" text:style-name="L7">
        <text:list-item>
          <text:p text:style-name="P47"><text:span text:style-name="T20">El Paralelismo:</text:span> Una <text:span text:style-name="T20">CE</text:span> en ingeniería de software es un proceso que recupera datos pero no altera el estado del sistema (como Ver saldo). En educacion, el Ejercicio de Aplicación es el nivel de <text:span text:style-name="T26">Recordar lo que se sabe</text:span><text:span text:style-name="T21">. </text:span>Un test de opción múltiple, un ejercicio de completar espacios o una pregunta rápida de repaso son consultas a la memoria que sirven para fijar el conocimiento sin requerir una transformación compleja.</text:p>
        </text:list-item>
      </text:list>
      <text:h text:style-name="Heading_20_1" text:outline-level="1">3. Matriz de Complejidad y Pesos Cognitivos</text:h>
      <text:p text:style-name="P11">Para que el modelo <text:span text:style-name="T21">APF-Ed</text:span> sea objetivo, la asignación de puntos no debe ser intuitiva, sino basada en la densidad de la carga cognitiva. Siguiendo el isomorfismo con la ingeniería de software, se adaptan las métricas de <text:span text:style-name="T20">Elementos de Datos (DET)</text:span> y <text:span text:style-name="T20">Registros (RET)</text:span> para cuantificar la complejidad de cada componente didáctico.</text:p>
      <text:p text:style-name="P11"/>
      <text:h text:style-name="P31" text:outline-level="4">3.1. Definición de Variables de Medida</text:h>
      <text:list xml:id="list3168158246843752910" text:style-name="L8">
        <text:list-item>
          <text:p text:style-name="P48"><text:span text:style-name="T20">DET (Data Element Type) – Elementos de Información Atómica:</text:span> Representa la unidad mínima de información que el alumno debe procesar. En un componente, un DET puede ser una palabra reservada, una regla de sintaxis, una variable o una definición específica.</text:p>
        </text:list-item>
        <text:list-item>
          <text:p text:style-name="P48"><text:span text:style-name="T20">RET (Record Element Type) – Grupos de Conceptos Relacionados:</text:span> Representa las dependencias o sub-temas que conforman una unidad lógica. Un componente con múltiples RETs indica que el alumno debe conectar el nuevo conocimiento con varios nodos de información distintos.</text:p>
        </text:list-item>
        <text:list-item>
          <text:p text:style-name="P48"/>
        </text:list-item>
      </text:list>
      <text:h text:style-name="P31" text:outline-level="4" text:is-list-header="true">3.2. Determinación de la Complejidad</text:h>
      <text:p text:style-name="P19"><text:bookmark text:name="p-rc_de38bcfb77c605c4-169"/>La combinación de DETs y RETs sitúa a cada componente en una de las tres columnas de complejidad (Baja, Media o Alta). Esta clasificación permite ajustar el peso del contenido según su Carga Cognitiva Intrínseca:</text:p>
      <text:list xml:id="list53196805039145238" text:style-name="L9">
        <text:list-item>
          <text:p text:style-name="P53"><text:bookmark text:name="p-rc_de38bcfb77c605c4-170"/><text:span text:style-name="T20">Complejidad Baja:</text:span> Conceptos aislados o procedimientos de pocos pasos (pocos DET y RET).</text:p>
        </text:list-item>
        <text:list-item>
          <text:p text:style-name="P53"><text:bookmark text:name="p-rc_de38bcfb77c605c4-171"/><text:span text:style-name="T20">Complejidad Media:</text:span> Contenidos con diversas variantes o reglas de aplicación moderadas.</text:p>
        </text:list-item>
        <text:list-item>
          <text:p text:style-name="P53"><text:bookmark text:name="p-rc_de38bcfb77c605c4-172"/><text:span text:style-name="T20">Complejidad Alta:</text:span> Pilares estructurales que presentan alta densidad de información y múltiples dependencias lógicas.</text:p>
        </text:list-item>
      </text:list>
      <text:p text:style-name="P14"/>
      <text:p text:style-name="P25"><text:soft-page-break/>Reglas de Categorización por Densidad Cognitiva (Inserción):</text:p>
      <text:p text:style-name="P26">Para situar un componente en la columna correspondiente de la Matriz de Complejidad (Tabla 2), el docente debe aplicar los siguientes rangos basados en el conteo de sus elementos:</text:p>
      <text:list xml:id="list7825529143574093030" text:style-name="L10">
        <text:list-item>
          <text:p text:style-name="P30"><text:span text:style-name="T20">Baja:</text:span> 1 a 5 DET (sub-conceptos) y máximo 1 RET (relación).</text:p>
        </text:list-item>
        <text:list-item>
          <text:p text:style-name="P30"><text:span text:style-name="T20">Media:</text:span> 6 a 15 DET o 2 RET.</text:p>
        </text:list-item>
        <text:list-item>
          <text:p text:style-name="P30"><text:span text:style-name="T20">Alta:</text:span> Más de 15 DET o más de 2 RET.</text:p>
        </text:list-item>
      </text:list>
      <text:p text:style-name="P18"/>
      <text:h text:style-name="P31" text:outline-level="4" text:is-list-header="true">3.3. Tabla de Pesos en Puntos de Función Didácticos (PFD)</text:h>
      <text:p text:style-name="Text_20_body">Una vez determinada la complejidad mediante el análisis de DET/RET, se asigna el puntaje correspondiente según la siguiente matriz de pesaje:</text:p>
      <text:p text:style-name="P2"><text:span text:style-name="Default_20_Paragraph_20_Font"><text:span text:style-name="T6">Tabla 2. Matriz de Complejidad y Pesos Cognitivos </text:span></text:span><text:span text:style-name="Default_20_Paragraph_20_Font"><text:span text:style-name="T7">APF-Ed</text:span></text:span></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12"><text:span text:style-name="Default_20_Paragraph_20_Font"><text:span text:style-name="T10">Tipo de Función Didáctica </text:span></text:span></text:p>
          </table:table-cell>
          <table:table-cell table:style-name="Tabla16.A1" office:value-type="string">
            <text:p text:style-name="P12"><text:span text:style-name="Default_20_Paragraph_20_Font"><text:span text:style-name="T10">Baja</text:span></text:span></text:p>
          </table:table-cell>
          <table:table-cell table:style-name="Tabla16.A1" office:value-type="string">
            <text:p text:style-name="P12"><text:span text:style-name="Default_20_Paragraph_20_Font"><text:span text:style-name="T10">Media</text:span></text:span></text:p>
          </table:table-cell>
          <table:table-cell table:style-name="Tabla16.A1" office:value-type="string">
            <text:p text:style-name="P12"><text:span text:style-name="Default_20_Paragraph_20_Font"><text:span text:style-name="T10">Alta</text:span></text:span></text:p>
          </table:table-cell>
        </table:table-row>
        <table:table-row>
          <table:table-cell table:style-name="Tabla16.A2" office:value-type="string">
            <text:p text:style-name="Normal"><text:span text:style-name="Default_20_Paragraph_20_Font"><text:span text:style-name="T15">Concepto Estructural (ALI)</text:span></text:span></text:p>
          </table:table-cell>
          <table:table-cell table:style-name="Tabla16.A2" office:value-type="string">
            <text:p text:style-name="P12"><text:span text:style-name="Default_20_Paragraph_20_Font"><text:span text:style-name="T12">7</text:span></text:span></text:p>
          </table:table-cell>
          <table:table-cell table:style-name="Tabla16.A2" office:value-type="string">
            <text:p text:style-name="P12"><text:span text:style-name="Default_20_Paragraph_20_Font"><text:span text:style-name="T12">10</text:span></text:span></text:p>
          </table:table-cell>
          <table:table-cell table:style-name="Tabla16.D2" office:value-type="float" office:value="15">
            <text:p text:style-name="P12"><text:span text:style-name="Default_20_Paragraph_20_Font"><text:span text:style-name="T14">15</text:span></text:span></text:p>
          </table:table-cell>
        </table:table-row>
        <table:table-row>
          <table:table-cell table:style-name="Tabla16.A3" office:value-type="string">
            <text:p text:style-name="Normal"><text:span text:style-name="Default_20_Paragraph_20_Font"><text:span text:style-name="T15">Conocimiento Transversal (AIE)</text:span></text:span></text:p>
          </table:table-cell>
          <table:table-cell table:style-name="Tabla16.A3" office:value-type="string">
            <text:p text:style-name="P12"><text:span text:style-name="Default_20_Paragraph_20_Font"><text:span text:style-name="T12">5</text:span></text:span></text:p>
          </table:table-cell>
          <table:table-cell table:style-name="Tabla16.A3" office:value-type="string">
            <text:p text:style-name="P12"><text:span text:style-name="Default_20_Paragraph_20_Font"><text:span text:style-name="T12">7</text:span></text:span></text:p>
          </table:table-cell>
          <table:table-cell table:style-name="Tabla16.A3" office:value-type="string">
            <text:p text:style-name="P12"><text:span text:style-name="Default_20_Paragraph_20_Font"><text:span text:style-name="T12">10</text:span></text:span></text:p>
          </table:table-cell>
        </table:table-row>
        <table:table-row>
          <table:table-cell table:style-name="Tabla16.A2" office:value-type="string">
            <text:p text:style-name="Normal"><text:span text:style-name="Default_20_Paragraph_20_Font"><text:span text:style-name="T15">Procedimiento Operativo (EE)</text:span></text:span></text:p>
          </table:table-cell>
          <table:table-cell table:style-name="Tabla16.A2" office:value-type="string">
            <text:p text:style-name="P12"><text:span text:style-name="Default_20_Paragraph_20_Font"><text:span text:style-name="T12">3</text:span></text:span></text:p>
          </table:table-cell>
          <table:table-cell table:style-name="Tabla16.A2" office:value-type="string">
            <text:p text:style-name="P12"><text:span text:style-name="Default_20_Paragraph_20_Font"><text:span text:style-name="T12">4</text:span></text:span></text:p>
          </table:table-cell>
          <table:table-cell table:style-name="Tabla16.A2" office:value-type="string">
            <text:p text:style-name="P12"><text:span text:style-name="Default_20_Paragraph_20_Font"><text:span text:style-name="T12">6</text:span></text:span></text:p>
          </table:table-cell>
        </table:table-row>
        <table:table-row>
          <table:table-cell table:style-name="Tabla16.A3" office:value-type="string">
            <text:p text:style-name="Normal"><text:span text:style-name="Default_20_Paragraph_20_Font"><text:span text:style-name="T15">Proyecto de Síntesis (SE)</text:span></text:span></text:p>
          </table:table-cell>
          <table:table-cell table:style-name="Tabla16.B5" office:value-type="float" office:value="10">
            <text:p text:style-name="P12"><text:span text:style-name="Default_20_Paragraph_20_Font"><text:span text:style-name="T12">10</text:span></text:span></text:p>
          </table:table-cell>
          <table:table-cell table:style-name="Tabla16.B5" office:value-type="float" office:value="12">
            <text:p text:style-name="P12"><text:span text:style-name="Default_20_Paragraph_20_Font"><text:span text:style-name="T12">12</text:span></text:span></text:p>
          </table:table-cell>
          <table:table-cell table:style-name="Tabla16.B5" office:value-type="float" office:value="15">
            <text:p text:style-name="P12"><text:span text:style-name="Default_20_Paragraph_20_Font"><text:span text:style-name="T14">15</text:span></text:span></text:p>
          </table:table-cell>
        </table:table-row>
        <table:table-row>
          <table:table-cell table:style-name="Tabla16.A2" office:value-type="string">
            <text:p text:style-name="Normal"><text:span text:style-name="Default_20_Paragraph_20_Font"><text:span text:style-name="T15">Ejercicio de Aplicación (CE)</text:span></text:span></text:p>
          </table:table-cell>
          <table:table-cell table:style-name="Tabla16.A2" office:value-type="string">
            <text:p text:style-name="P12"><text:span text:style-name="Default_20_Paragraph_20_Font"><text:span text:style-name="T12">3</text:span></text:span></text:p>
          </table:table-cell>
          <table:table-cell table:style-name="Tabla16.A2" office:value-type="string">
            <text:p text:style-name="P12"><text:span text:style-name="Default_20_Paragraph_20_Font"><text:span text:style-name="T12">4</text:span></text:span></text:p>
          </table:table-cell>
          <table:table-cell table:style-name="Tabla16.A2" office:value-type="string">
            <text:p text:style-name="P12"><text:span text:style-name="Default_20_Paragraph_20_Font"><text:span text:style-name="T12">6</text:span></text:span></text:p>
          </table:table-cell>
        </table:table-row>
      </table:table>
      <text:p text:style-name="P11"><text:span text:style-name="Default_20_Paragraph_20_Font"><text:span text:style-name="T3">Nota: Los pesos son análogos a los del estándar IFPUG (ISO/IEC 20926:2009) y constituyen una hipótesis de trabajo a validar empíricamente en investigaciones posteriores dentro del marco del modelo APF-Ed.</text:span></text:span></text:p>
      <text:p text:style-name="P11"><text:span text:style-name="Default_20_Paragraph_20_Font"><text:span text:style-name="T3">Fuente: Elaboración propia a partir de las métricas de complejidad del estándar ISO/IEC 20926:2009.</text:span></text:span></text:p>
      <text:h text:style-name="Heading_20_1" text:outline-level="1">4. Alineación con Competencias e Indicadores de Logro</text:h>
      <text:p text:style-name="P10">El <text:span text:style-name="T21">APF-Ed</text:span> pone en números el sistema de competencias actual a través de dos mecanismos cuantitativos:</text:p>
      <text:list xml:id="list977333851359117432" text:style-name="L11">
        <text:list-item text:start-value="1">
          <text:p text:style-name="P36"><text:span text:style-name="T34">Competencias: Se miden mediante la densidad de Puntos de Transacción (EE y SE). A </text:span>mayor puntaje en estas áreas, mayor es el desarrollo de habilidades prácticas verificables.</text:p>
        </text:list-item>
        <text:list-item>
          <text:p text:style-name="P36">Indicadores de Logro: Se definen como Umbrales de Puntos de Función. Un indicador de desempeño Excelente requiere que el alumno demuestre capacidad para resolver funciones de complejidad Alta” (15 pts. en ALI o 7 pts. en SE), garantizando así la validez de <text:s/>la evaluación.</text:p>
        </text:list-item>
      </text:list>
      <text:h text:style-name="Heading_20_1" text:outline-level="1">5. Gestión del Riesgo Pedagógico</text:h>
      <text:p text:style-name="P10">Basado en el concepto de <text:span text:style-name="Default_20_Paragraph_20_Font"><text:span text:style-name="T24">Zona de Desarrollo Próximo</text:span></text:span> (Vygotsky, 1978) <text:s/>la distancia entre lo que el alumno puede hacer solo y lo que puede lograr con asistencia, el docente gestiona los riesgos de saturación cognitiva mediante dos estrategias:</text:p>
      <text:list xml:id="list1160171872207864622" text:style-name="L12">
        <text:list-item text:start-value="1">
          <text:p text:style-name="P37">Poda Funcional: Eliminación de redundancias (CE) para proteger el tiempo destinado a los Proyectos de Síntesis (SE), priorizando los niveles superiores de la taxonomía.</text:p>
        </text:list-item>
        <text:list-item>
          <text:p text:style-name="P37"><text:soft-page-break/>Refactorización Cognitiva: Fragmentación de conceptos de alta complejidad (ALI de peso 15) en sub-conceptos de complejidad Baja o Media, evitando la saturación de la memoria de trabajo descrita por Sweller (1988).</text:p>
        </text:list-item>
      </text:list>
      <text:h text:style-name="Heading_20_1" text:outline-level="1">6. Métrica de Evaluación Coherente (Validez de Constructo)</text:h>
      <text:p text:style-name="Text_20_body">Para que el modelo <text:span text:style-name="T21">APF-Ed</text:span> posea rigor pedagógico, debe garantizar la <text:span text:style-name="T26">validez de constructo</text:span>, un concepto fundamental en psicometría formalizado por <text:span text:style-name="T26">Cronbach y Meehl (1955) </text:span>y evolucionado hacia una visión unitaria por <text:span text:style-name="T26">Messick (1989)</text:span>. Esta validez asegura que existe una correspondencia exacta entre la carga cognitiva planificada y el desempeño real del estudiante,</text:p>
      <text:p text:style-name="Text_20_body">En este modelo, los <text:span text:style-name="T26">indicadores de logro</text:span> dejan de ser enunciados subjetivos para convertirse en evidencias observables derivadas de la resolución de los Puntos de Función Didáctica (PFD):</text:p>
      <text:list xml:id="list1472521958696757001" text:style-name="L13">
        <text:list-item>
          <text:p text:style-name="P49"><text:span text:style-name="T20">Indicador de Logro Conceptual (Basado en ALI/AIE):</text:span> Se alcanza cuando el estudiante demuestra la comprensión y asimilación de los conceptos estructurales de la unidad. La correcta resolución de los puntos asignados a estas funciones certifica que el alumno ha integrado la base teórica necesaria en su memoria a largo plazo.</text:p>
        </text:list-item>
        <text:list-item>
          <text:p text:style-name="P49"><text:span text:style-name="T20">Indicador de Logro Procedimental (Basado en EE/CE):</text:span> Se evidencia en la capacidad del estudiante para ejecutar procesos, técnicas o algoritmos específicos de la asignatura. Cada ejercicio práctico validado por la métrica actúa como una prueba cuantitativa de que el alumno domina la aplicación del conocimiento.</text:p>
        </text:list-item>
        <text:list-item>
          <text:p text:style-name="P49"><text:span text:style-name="T20">Indicador de Logro de Síntesis (Basado en SE):</text:span> Representa el nivel máximo de logro, donde el estudiante integra conceptos y procedimientos para generar un producto final o resolver una situación compleja. Este indicador evalúa no solo la ejecución, sino la capacidad de <text:span text:style-name="T26">justificar y reflexionar so</text:span>bre las decisiones tomadas durante el proceso de creación.</text:p>
          <text:p text:style-name="P49"/>
        </text:list-item>
      </text:list>
      <text:p text:style-name="P21">Para operativizar esta validez, se establece la siguiente escala que vincula la complejidad técnica con la calificación académica: </text:p>
      <text:p text:style-name="P2"><text:span text:style-name="Default_20_Paragraph_20_Font"><text:span text:style-name="T6">Tabla 3. Escala de Indicadores de Logro Basada en Complejidad APF-Ed </text:span></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2"><text:span text:style-name="Default_20_Paragraph_20_Font"><text:span text:style-name="T11">Nivel de Desempeño <text:s/></text:span></text:span></text:p>
          </table:table-cell>
          <table:table-cell table:style-name="Tabla3.A1" office:value-type="string">
            <text:p text:style-name="P12"><text:span text:style-name="Default_20_Paragraph_20_Font"><text:span text:style-name="T11">Requisito Técnico (Evidencia de Logro) </text:span></text:span></text:p>
          </table:table-cell>
          <table:table-cell table:style-name="Tabla3.A1" office:value-type="string">
            <text:p text:style-name="P12"><text:span text:style-name="Default_20_Paragraph_20_Font"><text:span text:style-name="T11">Nivel Taxonómico</text:span></text:span></text:p>
          </table:table-cell>
          <table:table-cell table:style-name="Tabla3.A1" office:value-type="string">
            <text:p text:style-name="P12"><text:span text:style-name="Default_20_Paragraph_20_Font"><text:span text:style-name="T11">Calificación Sugerida </text:span></text:span></text:p>
          </table:table-cell>
        </table:table-row>
        <table:table-row>
          <table:table-cell table:style-name="Tabla3.A2" office:value-type="string">
            <text:p text:style-name="Normal"><text:span text:style-name="Default_20_Paragraph_20_Font"><text:span text:style-name="T17">Excelente / Superior </text:span></text:span></text:p>
          </table:table-cell>
          <table:table-cell table:style-name="Tabla3.A2" office:value-type="string">
            <text:p text:style-name="P12"><text:span text:style-name="Default_20_Paragraph_20_Font"><text:span text:style-name="T17">Resuelve funciones de </text:span></text:span><text:span text:style-name="Default_20_Paragraph_20_Font"><text:span text:style-name="T18">Alta Complejidad</text:span></text:span><text:span text:style-name="Default_20_Paragraph_20_Font"><text:span text:style-name="T17"> (15 pts en ALI o 7 pts en SE). </text:span></text:span></text:p>
          </table:table-cell>
          <table:table-cell table:style-name="Tabla3.A2" office:value-type="string">
            <text:p text:style-name="P12"><text:span text:style-name="Default_20_Paragraph_20_Font"><text:span text:style-name="T17">Crear / Evaluar </text:span></text:span></text:p>
          </table:table-cell>
          <table:table-cell table:style-name="Tabla3.A2" office:value-type="string">
            <text:p text:style-name="P12"><text:span text:style-name="Default_20_Paragraph_20_Font"><text:span text:style-name="T19">10 – 12</text:span></text:span></text:p>
          </table:table-cell>
        </table:table-row>
        <table:table-row>
          <table:table-cell table:style-name="Tabla3.A3" office:value-type="string">
            <text:p text:style-name="Normal"><text:span text:style-name="Default_20_Paragraph_20_Font"><text:span text:style-name="T17">Muy Bueno / Destacado </text:span></text:span></text:p>
          </table:table-cell>
          <table:table-cell table:style-name="Tabla3.A3" office:value-type="string">
            <text:p text:style-name="P12"><text:span text:style-name="Default_20_Paragraph_20_Font"><text:span text:style-name="T17">Resuelve funciones de </text:span></text:span><text:span text:style-name="Default_20_Paragraph_20_Font"><text:span text:style-name="T18">Complejidad Media</text:span></text:span><text:span text:style-name="Default_20_Paragraph_20_Font"><text:span text:style-name="T17"> (10 pts en ALI o 4 pts en EE). </text:span></text:span></text:p>
          </table:table-cell>
          <table:table-cell table:style-name="Tabla3.A3" office:value-type="string">
            <text:p text:style-name="P12"><text:span text:style-name="Default_20_Paragraph_20_Font"><text:span text:style-name="T17">Aplicar / Analizar </text:span></text:span></text:p>
          </table:table-cell>
          <table:table-cell table:style-name="Tabla3.A3" office:value-type="string">
            <text:p text:style-name="P12"><text:span text:style-name="Default_20_Paragraph_20_Font"><text:span text:style-name="T19">8 – 9</text:span></text:span></text:p>
          </table:table-cell>
        </table:table-row>
        <table:table-row>
          <table:table-cell table:style-name="Tabla3.A2" office:value-type="string">
            <text:p text:style-name="Normal"><text:span text:style-name="Default_20_Paragraph_20_Font"><text:span text:style-name="T17">Bueno / Suficiente </text:span></text:span></text:p>
          </table:table-cell>
          <table:table-cell table:style-name="Tabla3.A2" office:value-type="string">
            <text:p text:style-name="P12"><text:span text:style-name="Default_20_Paragraph_20_Font"><text:span text:style-name="T17">Resuelve funciones de </text:span></text:span><text:span text:style-name="Default_20_Paragraph_20_Font"><text:span text:style-name="T18">Complejidad Baja</text:span></text:span><text:span text:style-name="Default_20_Paragraph_20_Font"><text:span text:style-name="T17"> (7 pts en ALI o 3 pts en CE). </text:span></text:span></text:p>
          </table:table-cell>
          <table:table-cell table:style-name="Tabla3.A2" office:value-type="string">
            <text:p text:style-name="P12"><text:span text:style-name="Default_20_Paragraph_20_Font"><text:span text:style-name="T17">Recordar / Entender </text:span></text:span></text:p>
          </table:table-cell>
          <table:table-cell table:style-name="Tabla3.A2" office:value-type="string">
            <text:p text:style-name="P12"><text:span text:style-name="Default_20_Paragraph_20_Font"><text:span text:style-name="T19">6 -- 7</text:span></text:span></text:p>
            <text:p text:style-name="P12"><text:span text:style-name="Default_20_Paragraph_20_Font"><text:span text:style-name="T19"/></text:span></text:p>
          </table:table-cell>
        </table:table-row>
        <table:table-row>
          <table:table-cell table:style-name="Tabla3.A3" office:value-type="string">
            <text:p text:style-name="Normal"><text:span text:style-name="Default_20_Paragraph_20_Font"><text:span text:style-name="T17">Insuficiente </text:span></text:span></text:p>
          </table:table-cell>
          <table:table-cell table:style-name="Tabla3.A3" office:value-type="string">
            <text:p text:style-name="P12"><text:span text:style-name="Default_20_Paragraph_20_Font"><text:span text:style-name="T17">No logra procesar los componentes mínimos de </text:span></text:span><text:span text:style-name="Default_20_Paragraph_20_Font"><text:span text:style-name="T18">Baja Complejidad</text:span></text:span><text:span text:style-name="Default_20_Paragraph_20_Font"><text:span text:style-name="T17">. </text:span></text:span></text:p>
          </table:table-cell>
          <table:table-cell table:style-name="Tabla3.A3" office:value-type="string">
            <text:p text:style-name="P12"><text:span text:style-name="Default_20_Paragraph_20_Font"><text:span text:style-name="T17">No alcanza niveles base </text:span></text:span></text:p>
          </table:table-cell>
          <table:table-cell table:style-name="Tabla3.A3" office:value-type="string">
            <text:p text:style-name="P12"><text:span text:style-name="Default_20_Paragraph_20_Font"><text:span text:style-name="T19">1 – 5 </text:span></text:span></text:p>
          </table:table-cell>
        </table:table-row>
        <table:table-row>
          <table:table-cell table:style-name="Tabla3.A2" office:value-type="string">
            <text:p text:style-name="Normal"><text:span text:style-name="Default_20_Paragraph_20_Font"><text:span text:style-name="T17"/></text:span></text:p>
          </table:table-cell>
          <table:table-cell table:style-name="Tabla3.A2" office:value-type="string">
            <text:p text:style-name="P12"><text:span text:style-name="Default_20_Paragraph_20_Font"><text:span text:style-name="T17"/></text:span></text:p>
          </table:table-cell>
          <table:table-cell table:style-name="Tabla3.A2" office:value-type="string">
            <text:p text:style-name="P12"><text:span text:style-name="Default_20_Paragraph_20_Font"><text:span text:style-name="T17"/></text:span></text:p>
          </table:table-cell>
          <table:table-cell table:style-name="Tabla3.A2" office:value-type="string">
            <text:p text:style-name="P12"><text:span text:style-name="Default_20_Paragraph_20_Font"><text:span text:style-name="T19"/></text:span></text:p>
          </table:table-cell>
        </table:table-row>
      </table:table>
      <text:p text:style-name="P11"><text:span text:style-name="Default_20_Paragraph_20_Font"><text:span text:style-name="T3">Nota: Esta escala asegura que la calificación sea un reflejo honesto de la trayectoria cognitiva del alumno. Al existir una correlación técnica entre la carga planificada y la evaluada, el sistema garantiza un proceso de evaluación transparente y justo, donde los indicadores de logro dejan de ser enunciados ambiguos para convertirse en umbrales de puntos de función verificables. </text:span></text:span></text:p>
      <text:p text:style-name="P11"><text:span text:style-name="Default_20_Paragraph_20_Font"><text:span text:style-name="T3">Fuente: Elaboración propia basada en la correlación entre los niveles de complejidad del estándar ISO/IEC 20926:2009 (IFPUG) y los niveles de desempeño de la Taxonomía de Bloom revisada (Anderson y Krathwohl, 2001). </text:span></text:span></text:p>
      <text:p text:style-name="P21"/>
      <text:p text:style-name="Text_20_body"><text:span text:style-name="T34">Esta validez de constructo asegura un </text:span><text:span text:style-name="T27">isomorfismo curricular:</text:span><text:span text:style-name="T34"> si una unidad didáctica fue planificada con una distribución específica de pesos cognitivos, la evaluación final debe respetar esa misma proporción. Así, la nota obtenida por el estudiante se transforma en una métrica </text:span><text:soft-page-break/><text:span text:style-name="T34">objetiva de su nivel de competencia, eliminando la arbitrariedad y garantizando un proceso de evaluación justo y transparente. </text:span></text:p>
      <text:h text:style-name="Heading_20_1" text:outline-level="1">7. El modelo APF-Ed como instrumento de asistencia al docente en todo el proceso del <text:span text:style-name="T20">diseño pedagógico</text:span></text:h>
      <text:p text:style-name="Text_20_body">Más allá de su rigor técnico, la pretensión fundamental de este marco es posicionarse como un <text:span text:style-name="T20">asistente en la fase de diseño pedagógico</text:span>. La elaboración de unidades didácticas y planificaciones de clase suele ser una tarea de alta carga administrativa e incertidumbre; el <text:span text:style-name="T21">APF-Ed</text:span> transforma este proceso en una toma de decisiones informada.</text:p>
      <text:p text:style-name="Text_20_body">Al utilizar esta metodología, el docente obtiene beneficios directos en su labor diaria:</text:p>
      <text:list xml:id="list3955729041501621689" text:style-name="L14">
        <text:list-item>
          <text:p text:style-name="P50"><text:span text:style-name="T20">Simplificación de la estructura curricular:</text:span> El modelo ayuda a categorizar automáticamente los contenidos. Si un elemento es un dato o concepto, se identifica como <text:span text:style-name="T20">ALI</text:span>; si implica una acción o procedimiento, se trata de una <text:span text:style-name="T20">EE</text:span>. Esto despeja dudas frecuentes sobre la naturaleza de los contenidos y facilita su redacción en los planes oficiales.</text:p>
        </text:list-item>
        <text:list-item>
          <text:p text:style-name="P50"><text:span text:style-name="T20">Visualización de la arquitectura de clase:</text:span> Antes de entrar al aula, el docente puede ver si su planificación está equilibrada. La métrica actúa como un sensor que detecta sesiones sobrecargadas de teoría que podrían saturar al alumno, permitiendo realizar un rebalanceo preventivo.</text:p>
        </text:list-item>
        <text:list-item>
          <text:p text:style-name="P50"><text:span text:style-name="T20">Criterio objetivo para la Poda Funcional:</text:span> Ante la falta de tiempo o imprevistos, el docente ya no tiene que elegir qué temas quitar por intuición. La métrica le permite identificar qué funciones tienen mayor peso cognitivo y ajustar el alcance de la unidad de forma técnica, garantizando que se mantengan los objetivos esenciales.</text:p>
        </text:list-item>
        <text:list-item>
          <text:p text:style-name="P50"/>
        </text:list-item>
      </text:list>
      <text:h text:style-name="P32" text:outline-level="4" text:is-list-header="true">7.1. Guía de Implementación</text:h>
      <text:p text:style-name="P14">Para aplicar el modelo <text:span text:style-name="T21">APF-Ed</text:span>, el docente debe seguir este flujo de trabajo:</text:p>
      <text:list xml:id="list3848730832325287457" text:style-name="L15">
        <text:list-item>
          <text:p text:style-name="P54"><text:span text:style-name="T20">Desglose Funcional:</text:span> Tome su programa de contenidos e identifique qué es concepto (<text:span text:style-name="T20">ALI</text:span>), qué es saber previo (<text:span text:style-name="T20">AIE</text:span>), qué es práctica operativa (<text:span text:style-name="T20">EE</text:span>) y qué es producción integradora (<text:span text:style-name="T20">SE</text:span>).</text:p>
        </text:list-item>
        <text:list-item>
          <text:p text:style-name="P54"><text:span text:style-name="T20">Cuantificación Técnica:</text:span> Para cada ítem identificado, cuente sus sub-conceptos (<text:span text:style-name="T20">DET</text:span>) y relaciones (<text:span text:style-name="T20">RET</text:span>). Use los rangos de la Sección 3.2 para determinar si su complejidad es Baja, Media o Alta.</text:p>
        </text:list-item>
        <text:list-item>
          <text:p text:style-name="P54"><text:span text:style-name="T20">Asignación de Puntos:</text:span> Busque en la <text:span text:style-name="T20">Tabla 2</text:span> el puntaje (PFD) que corresponde a esa función y complejidad. Sume todos los puntos para obtener el tamaño funcional de su unidad didáctica.</text:p>
        </text:list-item>
        <text:list-item>
          <text:p text:style-name="P54"><text:span text:style-name="T20">Ajuste de Contexto:</text:span> Evalúe las 5 dimensiones del aula (motivación, tecnología, etc.) para obtener las puntuaciones de cada dimension.</text:p>
        </text:list-item>
        <text:list-item>
          <text:p text:style-name="P54">Calcule el <text:span text:style-name="T21">VAFed </text:span><text:span text:style-name="T26">aplicando la siguiente formula: <text:tab/><text:tab/><text:tab/><text:tab/><text:tab/><text:tab/><text:tab/><text:tab/><text:tab/><text:tab/><text:tab/><text:tab/><text:tab/><text:tab/><text:tab/><text:tab/><text:tab/><text:tab/><text:tab/><text:tab/><text:tab/><text:tab/><text:tab/></text:span><draw:frame draw:style-name="fr1" draw:name="Objeto5" text:anchor-type="as-char" svg:width="7.144cm" svg:height="0.639cm" draw:z-index="2"><draw:object xlink:href="./Object 5" xlink:type="simple" xlink:show="embed" xlink:actuate="onLoad"/><draw:image xlink:href="./ObjectReplacements/Object 5" xlink:type="simple" xlink:show="embed" xlink:actuate="onLoad"/></draw:frame></text:p>
        </text:list-item>
        <text:list-item>
          <text:p text:style-name="P59">Obtener T en base a los valores calculados:</text:p>
          <text:list>
            <text:list-header>
              <text:p text:style-name="P54"><text:span text:style-name="T20"><text:s/><text:tab/><text:tab/></text:span><text:span text:style-name="T20"><draw:frame draw:style-name="fr1" draw:name="Objeto4" text:anchor-type="as-char" svg:width="3.373cm" svg:height="0.998cm" draw:z-index="3"><draw:object xlink:href="./Object 4" xlink:type="simple" xlink:show="embed" xlink:actuate="onLoad"/><draw:image xlink:href="./ObjectReplacements/Object 4" xlink:type="simple" xlink:show="embed" xlink:actuate="onLoad"/><svg:desc>fórmula</svg:desc></draw:frame></text:span></text:p>
            </text:list-header>
          </text:list>
        </text:list-item>
        <text:list-item>
          <text:p text:style-name="P54"><text:soft-page-break/><text:span text:style-name="T20">Decisión Final:</text:span> Compare T con sus horas reales de clase. <text:span text:style-name="T26">Si T es mayor, puede aplicar </text:span><text:span text:style-name="T27">Poda</text:span><text:span text:style-name="T26"> Funcional </text:span><text:span text:style-name="T27">o una Refactorizacion Cognitiva </text:span><text:span text:style-name="T26">(elimine funciones CE o simplifique ALI de Alta a Media) hasta que el diseño sea viable.</text:span></text:p>
        </text:list-item>
      </text:list>
      <text:p text:style-name="Text_20_body"/>
      <text:h text:style-name="Heading_20_1" text:outline-level="1">8. Cálculo de Tiempo y Productividad Docente </text:h>
      <text:p text:style-name="P20"><text:bookmark text:name="p-rc_ec92e0bbcf42cf51-374"/>La transición de una métrica abstracta a una planificación temporal efectiva se realiza mediante la fórmula de estimación de tiempo (T). Este cálculo permite al docente predecir el esfuerzo real que el estudiante deberá invertir para procesar la carga cognitiva de la unidad, asegurando que el diseño sea realista y sostenible.</text:p>
      <text:p text:style-name="P14">La fórmula de estimación de tiempo es:</text:p>
      <text:p text:style-name="P14"><text:tab/><text:tab/><text:tab/><text:tab/><text:tab/><draw:frame draw:style-name="fr1" draw:name="Objeto1" text:anchor-type="as-char" svg:width="3.373cm" svg:height="0.998cm" draw:z-index="0"><draw:object xlink:href="./Object 1" xlink:type="simple" xlink:show="embed" xlink:actuate="onLoad"/><draw:image xlink:href="./ObjectReplacements/Object 1" xlink:type="simple" xlink:show="embed" xlink:actuate="onLoad"/></draw:frame></text:p>
      <text:p text:style-name="P14"><text:bookmark text:name="p-rc_ec92e0bbcf42cf51-375"/>A continuación, se detalla el procedimiento paso a paso para obtener los valores de cada variable:</text:p>
      <text:h text:style-name="P33" text:outline-level="4">Paso 1: Obtener el PFD (Total de Puntos de Función Didácticos)</text:h>
      <text:p text:style-name="P14"><text:bookmark text:name="p-rc_ec92e0bbcf42cf51-376"/>Es la medida del <text:span text:style-name="T20">tamaño funcional</text:span> de la unidad y cuantifica la complejidad bruta de los contenidos. Para obtenerlo:</text:p>
      <text:list xml:id="list3590094876150747007" text:style-name="L16">
        <text:list-item>
          <text:p text:style-name="P55"><text:bookmark text:name="p-rc_ec92e0bbcf42cf51-377"/><text:span text:style-name="T20">Inventariar contenidos:</text:span> El docente debe listar todos los conceptos (ALI/AIE), procedimientos (EE) y actividades (SE/CE) de la unidad.</text:p>
        </text:list-item>
        <text:list-item>
          <text:p text:style-name="P55"><text:bookmark text:name="p-rc_ec92e0bbcf42cf51-378"/><text:span text:style-name="T20">Asignar Pesos Cognitivos:</text:span> Se debe consultar la <text:span text:style-name="T26">Tabla 2 (Matriz de Complejidad) </text:span>para asignar el puntaje correspondiente según el nivel taxonómico de cada ítem (ej. un concepto de complejidad media equivale a 10 PFD).</text:p>
        </text:list-item>
        <text:list-item>
          <text:p text:style-name="P55"><text:bookmark text:name="p-rc_ec92e0bbcf42cf51-379"/><text:span text:style-name="T20">Sumatoria:</text:span> El <text:span text:style-name="T20">PFD</text:span> es la suma total de estos puntos, permitiendo asignar mayor peso a las actividades que requieren mayor esfuerzo cognitivo.</text:p>
        </text:list-item>
        <text:list-item>
          <text:p text:style-name="P55"/>
        </text:list-item>
      </text:list>
      <text:h text:style-name="P33" text:outline-level="4" text:is-list-header="true">Paso 2: Calcular el VAFed (Factor de Ajuste del Valor Educativo)</text:h>
      <text:p text:style-name="P17">Este coeficiente pondera la <text:span text:style-name="T26">Carga Cognitiva Extrínseca, un concepto central de la Teoría de la Carga Cognitiva de John Sweller (1988). Según Sweller, el aprendizaje se ve afectado por el ruido mental que no pertenece al contenido en sí (ca</text:span>rga intrínseca), sino a la forma en que se presenta la información y al contexto donde se recibe. No es un valor fijo, sino que depende de la realidad del aula.</text:p>
      <text:p text:style-name="P17">En el modelo <text:span text:style-name="T20">APF-Ed</text:span>, la carga extrínseca actúa como una especie de <text:s/>impuesto mental que consume recursos limitados de la memoria de trabajo, impactando directamente en la viabilidad del cronograma a través de cinco dimensiones críticas:</text:p>
      <text:list xml:id="list4842756511737741481" text:style-name="L17">
        <text:list-item>
          <text:p text:style-name="P56"><text:span text:style-name="T20">Motivación del grupo:</text:span> Un grupo con baja disposición requiere un mayor esfuerzo de mediación, aumentando la resistencia al procesamiento de datos.</text:p>
        </text:list-item>
        <text:list-item>
          <text:p text:style-name="P56"><text:span text:style-name="T20">Calidad de recursos tecnológicos:</text:span> Herramientas deficientes o interfaces confusas generan ruido instruccional, desviando la atención hacia la resolución de problemas técnicos.</text:p>
        </text:list-item>
        <text:list-item>
          <text:p text:style-name="P62"><text:span text:style-name="T30">Condiciones del aula:</text:span><text:span text:style-name="T29"> Factores ambientales (acústica, interrupciones) que funcionan como distractores externos. </text:span>Un ejemplo crítico es el uso recreativo de dispositivos móviles o celulares por parte de los alumnos, lo cual fragmenta la atención y obliga al cerebro a un constante re-enfoque, aumentando la fatiga cognitiva. </text:p>
        </text:list-item>
        <text:list-item>
          <text:p text:style-name="P56"><text:soft-page-break/><text:span text:style-name="T20">Dominio previo de saberes (AIE):</text:span> La falta de conocimientos transversales obliga al cerebro a realizar saltos cognitivos costosos para conectar información nueva con bases inexistentes.</text:p>
        </text:list-item>
        <text:list-item>
          <text:p text:style-name="P56"><text:span text:style-name="T20">Carga de otras materias:</text:span> El agotamiento intelectual previo reduce el ancho de banda o capacidad de procesamiento disponible.</text:p>
        </text:list-item>
      </text:list>
      <text:p text:style-name="P14"><text:span text:style-name="T20">Impacto en la fórmula:</text:span> Cuando estas condiciones son desfavorables (puntajes altos), el <text:span text:style-name="T20">VAFed</text:span> aumenta, lo que infla el tiempo estimado (T) en comparación con un escenario ideal. Esto advierte al docente que el ruido mental del entorno exigirá más tiempo de instrucción. Para mitigar este efecto sin reducir la complejidad, se deben aplicar estrategias de <text:span text:style-name="T26">Compensación por Productividad (andamiajes o guías visuales) que reduzcan la carga extrínseca y liberen espacio para el aprendizaje real.</text:span></text:p>
      <text:p text:style-name="P15">Metodología:</text:p>
      <text:list xml:id="list1025098530831969758" text:style-name="L18">
        <text:list-item>
          <text:p text:style-name="P61"><text:span text:style-name="T20">Evaluar Dimensiones:</text:span> Puntuar de <text:span text:style-name="T20">0 (óptimo, sin impacto)</text:span> al <text:span text:style-name="T20">5 (crítico, impacto total)</text:span> las 5 dimensiones.</text:p>
        </text:list-item>
        <text:list-item>
          <text:p text:style-name="P61"><text:span text:style-name="T20">Aplicar la Fórmula</text:span><text:span text:style-name="T20">:</text:span> <draw:frame draw:style-name="fr1" draw:name="Objeto2" text:anchor-type="as-char" svg:width="7.123cm" svg:height="0.58cm" draw:z-index="4"><draw:object xlink:href="./Object 2" xlink:type="simple" xlink:show="embed" xlink:actuate="onLoad"/><draw:image xlink:href="./ObjectReplacements/Object 2" xlink:type="simple" xlink:show="embed" xlink:actuate="onLoad"/></draw:frame></text:p>
        </text:list-item>
      </text:list>
      <text:p text:style-name="P18"><text:span text:style-name="T29">Este resultado (ej. 0,78 o 0,90) infla o contrae la carga de trabajo según el entorno, determinando </text:span>la <text:span text:style-name="T26">viabilidad real d</text:span>el cronograma y la capacidad de procesamiento del aula.</text:p>
      <text:p text:style-name="P16"/>
      <text:h text:style-name="P33" text:outline-level="4" text:is-list-header="true">Paso 3: Definir la P (Productividad de Aprendizaje)</text:h>
      <text:p text:style-name="P14"><text:bookmark text:name="p-rc_ec92e0bbcf42cf51-383"/>Se define como la cantidad de <text:span text:style-name="T20">PFD</text:span> que un grupo promedio puede procesar por hora de clase.</text:p>
      <text:list xml:id="list8360442593953878046" text:style-name="L19">
        <text:list-item>
          <text:p text:style-name="P57"><text:bookmark text:name="p-rc_ec92e0bbcf42cf51-384"/><text:span text:style-name="T20">Hipótesis de trabajo:</text:span> Se propone un rango inicial de <text:span text:style-name="T20">4 a 5 PFD por hora</text:span>.</text:p>
        </text:list-item>
        <text:list-item>
          <text:p text:style-name="P57"><text:bookmark text:name="p-rc_ec92e0bbcf42cf51-385"/><text:span text:style-name="T20">Calibración:</text:span> Este valor es flexible y debe ser ajustado por el docente según el nivel educativo y el área disciplinar. Una P menor (ej. 3) resultará en un tiempo de instrucción más largo para grupos con mayores dificultades de aprendizaje</text:p>
        </text:list-item>
      </text:list>
      <text:p text:style-name="P15"/>
      <text:p text:style-name="P15">Utilidad Pedagógica:</text:p>
      <text:p text:style-name="P14">El resultado <text:span text:style-name="T20">T </text:span>proporciona al docente un indicador de viabilidad. Si el tiempo estimado excede las horas disponibles en el cronograma, el modelo actúa como una señal de alerta temprana, obligando a una <text:span text:style-name="T26">Poda Funcional </text:span>o a una reestructuración de la unidad. De este modo, la planificación deja de ser una expresión de deseos para convertirse en una hoja de ruta técnica y humana, basada en la capacidad real de procesamiento del aula.</text:p>
      <text:p text:style-name="P14"/>
      <text:h text:style-name="P34" text:outline-level="4">Estrategias de Optimización: El Algoritmo de Ajuste</text:h>
      <text:p text:style-name="P14">Para operativizar este indicador, se proponen tres niveles de intervención cuando <draw:frame draw:style-name="fr1" draw:name="Objeto3" text:anchor-type="as-char" svg:width="2.214cm" svg:height="0.531cm" draw:z-index="1"><draw:object xlink:href="./Object 3" xlink:type="simple" xlink:show="embed" xlink:actuate="onLoad"/><draw:image xlink:href="./ObjectReplacements/Object 3" xlink:type="simple" xlink:show="embed" xlink:actuate="onLoad"/></draw:frame></text:p>
      <text:p text:style-name="P14"><text:s/></text:p>
      <text:list xml:id="list6746914506005179440" text:style-name="L20">
        <text:list-item>
          <text:p text:style-name="P58"><text:span text:style-name="T20">Poda Funcional (Priorización de Objetivos):</text:span> Identificar los contenidos núcleo frente a los periféricos. Si el tiempo es insuficiente, se deben asegurar los conceptos fundamentales que garantizan la correlatividad del aprendizaje.</text:p>
        </text:list-item>
        <text:list-item>
          <text:p text:style-name="P58"><text:span text:style-name="T20">Modularización de Tareas:</text:span> Dividir procesos complejos en bloques de 20 minutos. Esto permite una medición más exacta de la productividad y reduce la carga cognitiva del estudiante, mejorando el rendimiento real frente al estimado.</text:p>
        </text:list-item>
        <text:list-item>
          <text:p text:style-name="P58"><text:soft-page-break/><text:span text:style-name="T20">Compensación por Productividad:</text:span> Si el índice de productividad es bajo, no se añade más tiempo, sino que se ajusta la didáctica (uso de andamiajes, guías visuales o ejemplos resueltos) para acelerar el procesamiento sin reducir la complejidad del contenido.</text:p>
        </text:list-item>
      </text:list>
      <text:h text:style-name="Heading_20_1" text:outline-level="1">9. Conclusión</text:h>
      <text:p text:style-name="P11">El <text:span text:style-name="T20">APF-Ed</text:span> eleva la planificación docente de una tarea administrativa pedagogica a una auténtica disciplina de <text:span text:style-name="T26">Ingeniería Didactica</text:span>. Al cuantificar la complejidad del aprendizaje mediante una métrica sistemática inspirada en los estándares de la ingeniería de software, el docente puede garantizar un diseño instruccional que respeta los límites de la memoria de trabajo humana descritos por Sweller (1988) y maximiza el desarrollo de competencias profesionales medibles.</text:p>
      <text:p text:style-name="Text_20_body">La originalidad de esta propuesta radica en la transposición de la estructura del método <text:span text:style-name="T21">IFPUG</text:span> con sus cinco tipos de función, sus tablas de complejidad y su factor de ajuste al dominio del diseño educativo. Este cruce de ideas crea un lenguaje cuantitativo común que permite un aula equilibrada, donde el peso de los Conceptos Estructurales (ALI) no asfixie la capacidad de procesamiento del alumno, evitando el agotamiento cognitivo y promoviendo un aprendizaje más profundo.</text:p>
      <text:p text:style-name="Text_20_body">Fundamentalmente, el <text:span text:style-name="T20">APF-Ed</text:span> se presenta como una herramienta de diagnóstico preventivo para el docente. Al desglosar la unidad, la métrica revela visualmente la arquitectura de la clase: permite detectar, por ejemplo, sesiones con una carga excesiva de Conceptos Estructurales (ALI) que podrían asfixiar la capacidad de procesamiento del alumno, o clases saturadas de Procedimientos (EE) que carecen de sustento teórico. Así, el docente puede rebalancear su planificación en tiempo real, intercalando funciones de menor peso cognitivo para evitar el agotamiento y promover un aprendizaje más profundo y sostenible.</text:p>
      <text:p text:style-name="Text_20_body">Asimismo, esta métrica aporta un marco de justicia pedagógica. Al existir una correlación técnica entre lo planificado y lo evaluado, se fortalece la validez de constructo, eliminando la percepción de arbitrariedad y permitiendo que el estudiante sienta la evaluación como un reflejo honesto de su trayectoria. En definitiva, el <text:span text:style-name="T21">APF-Ed</text:span> no busca mecanizar la enseñanza, sino humanizarla a través de la precisión, la transparencia y el respeto por los tiempos reales de aprendizaje. Este camino marca un horizonte que ahora requiere ser validado con estudios de campo más amplios.</text:p>
      <text:h text:style-name="P38" text:outline-level="1">Referencias Bibliográficas</text:h>
      <text:p text:style-name="P10">Albrecht, A. J. (1979). Measuring application development productivity. En IBM Applications Development Symposium (pp. 83–92). GUIDE/SHARE.</text:p>
      <text:p text:style-name="P9"/>
      <text:p text:style-name="P10">Anderson, L. W., y Krathwohl, D. R. (Eds.). (2001). A taxonomy for learning, teaching, and assessing: A revision of Bloom's educational objectives. Addison Wesley Longman.</text:p>
      <text:p text:style-name="P9"/>
      <text:p text:style-name="P10">Biggs, J., y Tang, C. (2011). Teaching for quality learning at university (4.a ed.). Open University Press / McGraw-Hill.</text:p>
      <text:p text:style-name="P9"/>
      <text:p text:style-name="P10">International Organization for Standardization. (2009). ISO/IEC 20926:2009 — Software and systems engineering: Software measurement - IFPUG functional size measurement method. ISO.</text:p>
      <text:p text:style-name="P9"/>
      <text:p text:style-name="P10">Messick, S. (1989). Validity. En R. L. Linn (Ed.), Educational measurement (3.a ed., pp. 13–103). American Council on Education / Macmillan.</text:p>
      <text:p text:style-name="P9"/>
      <text:p text:style-name="P10"><text:soft-page-break/>Paas, F. G. W. C. (1992). Training strategies for attaining transfer of problem-solving skill in statistics. Journal of Educational Psychology, 84(4), 429–434. https://doi.org/10.1037/0022-0663.84.4.429</text:p>
      <text:p text:style-name="P9"/>
      <text:p text:style-name="P10">Sweller, J. (1988). Cognitive load during problem solving: Effects on learning. Cognitive Science, 12(2), 257–285. https://doi.org/10.1207/s15516709cog1202_4</text:p>
      <text:p text:style-name="P9"/>
      <text:p text:style-name="P10">Sweller, J., Van Merriënboer, J. J. G., y Paas, F. (1998). Cognitive architecture and instructional design. Educational Psychology Review, 10(3), 251–296. https://doi.org/10.1023/A:1022193728205</text:p>
      <text:p text:style-name="P9"/>
      <text:p text:style-name="P10">Vygotsky, L. S. (1978). Mind in society: The development of higher psychological processes. Harvard University Press.</text:p>
      <text:p text:style-name="P9"/>
      <text:p text:style-name="P10">Wood, D., Bruner, J. S., y Ross, G. (1976). The role of tutoring in problem solving. Journal of Child Psychology and Psychiatry, 17(2), 89–100. <text:a xlink:type="simple" xlink:href="https://doi.org/10.1111/j.1469-7610.1976.tb00381.x" text:style-name="Internet_20_link" text:visited-style-name="Visited_20_Internet_20_Link">https://doi.org/10.1111/j.1469-7610.1976.tb00381.x</text:a></text:p>
      <text:p text:style-name="P10"/>
      <text:p text:style-name="P10"><text:span text:style-name="T26">Cronbach, L. J., &amp; Meehl, P. E. (1955). </text:span><text:span text:style-name="T25">Construct</text:span><text:span text:style-name="T23"> validity in psychological tests.</text:span> Psychological Bulletin, 52(4), 281–302. </text:p>
      <text:p text:style-name="Normal"><text:line-break/></text:p>
      <text:p text:style-name="P27"><text:span text:style-name="Default_20_Paragraph_20_Fon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Google Sans Text" svg:font-family="'Google Sans Text', sans-serif"/>
    <style:font-face style:name="Google Sans" svg:font-family="'Google Sans', sans-serif"/>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default-outline-level="1" style:class="text">
      <style:paragraph-properties fo:margin-top="0.706cm" fo:margin-bottom="0.318cm" fo:hyphenation-ladder-count="no-limit"/>
      <style:text-properties fo:color="#1f3864" fo:font-size="17pt" fo:font-weight="bold" style:font-size-asian="17pt" style:font-weight-asian="bold" style:font-size-complex="17pt" style:font-weight-complex="bold" fo:hyphenate="false" fo:hyphenation-remain-char-count="0" fo:hyphenation-push-char-count="0"/>
    </style:style>
    <style:style style:name="Heading_20_2" style:display-name="Heading 2" style:family="paragraph" style:default-outline-level="2" style:class="text">
      <style:paragraph-properties fo:margin-top="0.494cm" fo:margin-bottom="0.212cm" fo:hyphenation-ladder-count="no-limit"/>
      <style:text-properties fo:color="#2e75b6"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default-outline-level="3" style:class="text">
      <style:paragraph-properties fo:hyphenation-ladder-count="no-limit"/>
      <style:text-properties fo:color="#1f4d78" fo:font-size="12pt" style:font-size-asian="12pt" style:font-size-complex="12pt" fo:hyphenate="false" fo:hyphenation-remain-char-count="0" fo:hyphenation-push-char-count="0"/>
    </style:style>
    <style:style style:name="Heading_20_4" style:display-name="Heading 4" style:family="paragraph" style:default-outline-level="4" style:class="text">
      <style:paragraph-properties fo:hyphenation-ladder-count="no-limit"/>
      <style:text-properties fo:color="#2e74b5" fo:font-style="italic" style:font-style-asian="italic" style:font-style-complex="italic" fo:hyphenate="false" fo:hyphenation-remain-char-count="0" fo:hyphenation-push-char-count="0"/>
    </style:style>
    <style:style style:name="Heading_20_5" style:display-name="Heading 5" style:family="paragraph" style:default-outline-level="5" style:class="text">
      <style:paragraph-properties fo:hyphenation-ladder-count="no-limit"/>
      <style:text-properties fo:color="#2e74b5" fo:hyphenate="false" fo:hyphenation-remain-char-count="0" fo:hyphenation-push-char-count="0"/>
    </style:style>
    <style:style style:name="Heading_20_6" style:display-name="Heading 6" style:family="paragraph" style:default-outline-level="6" style:class="text">
      <style:paragraph-properties fo:hyphenation-ladder-count="no-limit"/>
      <style:text-properties fo:color="#1f4d78"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rong1" style:family="paragraph">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agraph-properties fo:hyphenation-ladder-count="no-limit"/>
      <style:text-properties fo:hyphenate="false" fo:hyphenation-remain-char-count="0" fo:hyphenation-push-char-count="0"/>
    </style:style>
    <style:style style:name="Footnote_20_Text" style:display-name="Footnote Text" style:family="paragraph">
      <style:paragraph-properties fo:hyphenation-ladder-count="no-limit"/>
      <style:text-properties fo:font-size="10pt" style:font-size-asian="10pt" style:font-size-complex="10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4%"/>
    </style:style>
    <style:style style:name="Footnote_20_Text_20_Char" style:display-name="Footnote Text Char" style:family="text">
      <style:text-properties fo:font-size="10pt" style:font-size-asian="10pt" style:font-size-complex="10pt"/>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text-align="center" style:justify-single-word="false" fo:padding="0cm" fo:border-left="none" fo:border-right="none" fo:border-top="0.018cm solid #2e75b6" fo:border-bottom="none" style:shadow="none"/>
    </style:style>
    <style:style style:name="MT1" style:family="text">
      <style:text-properties fo:color="#555555"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868cm" fo:margin-left="0cm" fo:margin-right="0cm" fo:margin-top="0cm"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span text:style-name="Default_20_Paragraph_20_Font"><text:span text:style-name="MT1">Gabriel Tarela Gandini • APF-Ed: Marco Metodológico de Gestión Curricular • Versión 1.0 (2026)</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Un-named</meta:initial-creator>
    <dc:creator>gabriel tarela</dc:creator>
    <meta:creation-date>2026-03-29T17:58:00Z</meta:creation-date>
    <dc:date>2026-04-01T11:30:52.29</dc:date>
    <meta:editing-cycles>237</meta:editing-cycles>
    <meta:editing-duration>P2DT5H11M10S</meta:editing-duration>
    <meta:document-statistic meta:table-count="4" meta:image-count="0" meta:object-count="5" meta:page-count="12" meta:paragraph-count="233" meta:word-count="4833" meta:character-count="31431"/>
    <meta:template xlink:type="simple" xlink:actuate="onRequest" xlink:title="" xlink:href="../CLAUDE-PUNTO.odt/Normal"/>
  </office:meta>
</office:document-meta>
</file>

<file path=Object 1/content.xml><?xml version="1.0" encoding="utf-8"?>
<math xmlns="http://www.w3.org/1998/Math/MathML">
  <semantics>
    <mrow>
      <mrow>
        <mi>T</mi>
        <mo stretchy="false">=</mo>
        <mfrac>
          <mrow>
            <mrow>
              <mi mathvariant="italic">PFD</mi>
              <mo stretchy="false">×</mo>
              <mi mathvariant="italic">VAFed</mi>
            </mrow>
          </mrow>
          <mrow>
            <mi>P</mi>
          </mrow>
        </mfrac>
      </mrow>
    </mrow>
    <annotation encoding="StarMath 5.0">T = {PFD times VAFed} over {P}</annotation>
  </semantics>
</math>
</file>

<file path=Object 2/content.xml><?xml version="1.0" encoding="utf-8"?>
<math xmlns="http://www.w3.org/1998/Math/MathML">
  <semantics>
    <mrow>
      <mrow>
        <mi mathvariant="italic">VAFed</mi>
        <mo stretchy="false">=</mo>
        <mrow>
          <mn>0,65</mn>
          <mo stretchy="false">+</mo>
          <mrow>
            <mo stretchy="false">(</mo>
            <mrow>
              <mrow>
                <mn>0,01</mn>
                <mo stretchy="false">×</mo>
                <mrow>
                  <mo stretchy="false">∑</mo>
                  <mtext>Puntuaciones</mtext>
                </mrow>
              </mrow>
            </mrow>
            <mo stretchy="false">)</mo>
          </mrow>
        </mrow>
      </mrow>
    </mrow>
    <annotation encoding="StarMath 5.0">VAFed = 0,65 + (0,01 times sum "Puntuaciones")</annotation>
  </semantics>
</math>
</file>

<file path=Object 3/content.xml><?xml version="1.0" encoding="utf-8"?>
<math xmlns="http://www.w3.org/1998/Math/MathML">
  <semantics>
    <mrow>
      <mrow>
        <mi>T</mi>
        <mo stretchy="false">&gt;</mo>
        <msub>
          <mi>T</mi>
          <mrow>
            <mi mathvariant="italic">disponible</mi>
          </mrow>
        </msub>
      </mrow>
    </mrow>
    <annotation encoding="StarMath 5.0">T &gt; T_{disponible}</annotation>
  </semantics>
</math>
</file>

<file path=Object 4/content.xml><?xml version="1.0" encoding="utf-8"?>
<math xmlns="http://www.w3.org/1998/Math/MathML">
  <semantics>
    <mrow>
      <mrow>
        <mi>T</mi>
        <mo stretchy="false">=</mo>
        <mfrac>
          <mrow>
            <mrow>
              <mi mathvariant="italic">PFD</mi>
              <mo stretchy="false">×</mo>
              <mi mathvariant="italic">VAFed</mi>
            </mrow>
          </mrow>
          <mrow>
            <mi>P</mi>
          </mrow>
        </mfrac>
      </mrow>
    </mrow>
    <annotation encoding="StarMath 5.0">T = {PFD times VAFed} over {P}</annotation>
  </semantics>
</math>
</file>

<file path=Object 5/content.xml><?xml version="1.0" encoding="utf-8"?>
<math xmlns="http://www.w3.org/1998/Math/MathML">
  <semantics>
    <mrow>
      <mrow>
        <mrow>
          <mi mathvariant="italic">VAFed</mi>
        </mrow>
        <mo stretchy="false">=</mo>
        <mn>0</mn>
      </mrow>
      <mrow>
        <mi>,</mi>
      </mrow>
      <mrow>
        <mn>65</mn>
        <mo stretchy="false">+</mo>
        <mfenced open="(" close=")">
          <mrow>
            <mn>0</mn>
            <mrow>
              <mi>,</mi>
            </mrow>
            <mrow>
              <mn>01</mn>
              <mo stretchy="false">⋅</mo>
              <mrow>
                <mo stretchy="false">∑</mo>
                <mrow>
                  <mi mathvariant="italic">Puntuaciones</mi>
                </mrow>
              </mrow>
            </mrow>
          </mrow>
        </mfenced>
      </mrow>
    </mrow>
    <annotation encoding="StarMath 5.0">{VAFed} = 0{,}65 + left ( 0{,}01 cdot sum {Puntuaciones} right )</annotation>
  </semantics>
</math>
</file>